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6.977cm" fo:margin-left="0.028cm" table:align="left"/>
    </style:style>
    <style:style style:name="表格7.A" style:family="table-column">
      <style:table-column-properties style:column-width="3.903cm"/>
    </style:style>
    <style:style style:name="表格7.B" style:family="table-column">
      <style:table-column-properties style:column-width="2.381cm"/>
    </style:style>
    <style:style style:name="表格7.C" style:family="table-column">
      <style:table-column-properties style:column-width="7.43cm"/>
    </style:style>
    <style:style style:name="表格7.D" style:family="table-column">
      <style:table-column-properties style:column-width="3.263cm"/>
    </style:style>
    <style:style style:name="表格7.A1" style:family="table-cell">
      <style:table-cell-properties fo:padding="0.097cm" fo:border="0.05pt solid #000000"/>
    </style:style>
    <style:style style:name="表格7.2" style:family="table-row">
      <style:table-row-properties style:min-row-height="0.52cm"/>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7.3" style:family="table-row">
      <style:table-row-properties style:min-row-height="0.9cm"/>
    </style:style>
    <style:style style:name="表格7.4" style:family="table-row">
      <style:table-row-properties style:min-row-height="0.737cm"/>
    </style:style>
    <style:style style:name="表格7.5" style:family="table-row">
      <style:table-row-properties style:min-row-height="0.979cm"/>
    </style:style>
    <style:style style:name="表格9" style:family="table">
      <style:table-properties style:width="17.595cm" fo:margin-left="0cm" fo:break-before="auto" fo:break-after="auto" table:align="left" fo:keep-with-next="auto" style:may-break-between-rows="true" table:border-model="collapsing"/>
    </style:style>
    <style:style style:name="表格9.A" style:family="table-column">
      <style:table-column-properties style:column-width="2.718cm"/>
    </style:style>
    <style:style style:name="表格9.B" style:family="table-column">
      <style:table-column-properties style:column-width="12.178cm"/>
    </style:style>
    <style:style style:name="表格9.C" style:family="table-column">
      <style:table-column-properties style:column-width="2.699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6" style:family="table-row">
      <style:table-row-properties style:min-row-height="1.041cm" fo:keep-together="auto"/>
    </style:style>
    <style:style style:name="表格4" style:family="table">
      <style:table-properties style:width="17.595cm" fo:margin-left="0cm" fo:break-before="auto" fo:break-after="auto" table:align="left" fo:keep-with-next="auto" style:may-break-between-rows="true" table:border-model="collapsing"/>
    </style:style>
    <style:style style:name="表格4.A" style:family="table-column">
      <style:table-column-properties style:column-width="2.771cm"/>
    </style:style>
    <style:style style:name="表格4.B" style:family="table-column">
      <style:table-column-properties style:column-width="12.125cm"/>
    </style:style>
    <style:style style:name="表格4.C" style:family="table-column">
      <style:table-column-properties style:column-width="2.699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none" style:writing-mode="page">
        <style:background-image/>
      </style:table-cell-properties>
    </style:style>
    <style:style style:name="表格4.A4"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93cm"/>
    </style:style>
    <style:style style:name="表格6.B" style:family="table-column">
      <style:table-column-properties style:column-width="2.496cm"/>
    </style:style>
    <style:style style:name="表格6.C" style:family="table-column">
      <style:table-column-properties style:column-width="2.117cm"/>
    </style:style>
    <style:style style:name="表格6.D" style:family="table-column">
      <style:table-column-properties style:column-width="2.399cm"/>
    </style:style>
    <style:style style:name="表格6.E" style:family="table-column">
      <style:table-column-properties style:column-width="8.29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E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E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E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6.C6" style:family="table-cell">
      <style:table-cell-properties fo:background-color="transparent" fo:padding="0cm" fo:border="none" style:writing-mode="page">
        <style:background-image/>
      </style:table-cell-properties>
    </style:style>
    <style:style style:name="表格6.D6" style:family="table-cell">
      <style:table-cell-properties fo:background-color="transparent" fo:padding="0cm" fo:border="none" style:writing-mode="page">
        <style:background-image/>
      </style:table-cell-properties>
    </style:style>
    <style:style style:name="表格6.E6" style:family="table-cell">
      <style:table-cell-properties fo:background-color="transparent" fo:padding="0cm" fo:border="none" style:writing-mode="page">
        <style:background-image/>
      </style:table-cell-properties>
    </style:style>
    <style:style style:name="表格6.A7" style:family="table-cell">
      <style:table-cell-properties fo:background-color="transparent" fo:padding="0cm" fo:border="none" style:writing-mode="page">
        <style:background-image/>
      </style:table-cell-properties>
    </style:style>
    <style:style style:name="表格6.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1.824cm"/>
    </style:style>
    <style:style style:name="表格8.B" style:family="table-column">
      <style:table-column-properties style:column-width="7.886cm"/>
    </style:style>
    <style:style style:name="表格8.C" style:family="table-column">
      <style:table-column-properties style:column-width="7.885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1.B25" style:family="table-cell">
      <style:table-cell-properties fo:padding="0.097cm" fo:border-left="0.05pt solid #000000" fo:border-right="none" fo:border-top="none" fo:border-bottom="0.05pt solid #000000"/>
    </style:style>
    <style:style style:name="表格1.C25" style:family="table-cell">
      <style:table-cell-properties fo:padding="0.097cm" fo:border-left="0.05pt solid #000000" fo:border-right="none" fo:border-top="none" fo:border-bottom="0.05pt solid #000000"/>
    </style:style>
    <style:style style:name="表格1.D25" style:family="table-cell">
      <style:table-cell-properties fo:padding="0.097cm" fo:border-left="0.05pt solid #000000" fo:border-right="none" fo:border-top="none" fo:border-bottom="0.05pt solid #000000"/>
    </style:style>
    <style:style style:name="表格1.E25" style:family="table-cell">
      <style:table-cell-properties fo:padding="0.097cm" fo:border-left="0.05pt solid #000000" fo:border-right="none" fo:border-top="none" fo:border-bottom="0.05pt solid #000000"/>
    </style:style>
    <style:style style:name="表格1.B26" style:family="table-cell">
      <style:table-cell-properties fo:padding="0.097cm" fo:border-left="0.05pt solid #000000" fo:border-right="none" fo:border-top="none" fo:border-bottom="0.05pt solid #000000"/>
    </style:style>
    <style:style style:name="表格1.C26" style:family="table-cell">
      <style:table-cell-properties fo:padding="0.097cm" fo:border-left="0.05pt solid #000000" fo:border-right="none" fo:border-top="none" fo:border-bottom="0.05pt solid #000000"/>
    </style:style>
    <style:style style:name="表格1.D26" style:family="table-cell">
      <style:table-cell-properties fo:padding="0.097cm" fo:border-left="0.05pt solid #000000" fo:border-right="none" fo:border-top="none" fo:border-bottom="0.05pt solid #000000"/>
    </style:style>
    <style:style style:name="表格1.E26" style:family="table-cell">
      <style:table-cell-properties fo:padding="0.097cm" fo:border-left="0.05pt solid #000000" fo:border-right="none" fo:border-top="none" fo:border-bottom="0.05pt solid #000000"/>
    </style:style>
    <style:style style:name="表格1.B27" style:family="table-cell">
      <style:table-cell-properties fo:padding="0.097cm" fo:border-left="0.05pt solid #000000" fo:border-right="none" fo:border-top="none" fo:border-bottom="0.05pt solid #000000"/>
    </style:style>
    <style:style style:name="表格1.C27" style:family="table-cell">
      <style:table-cell-properties fo:padding="0.097cm" fo:border-left="0.05pt solid #000000" fo:border-right="none" fo:border-top="none" fo:border-bottom="0.05pt solid #000000"/>
    </style:style>
    <style:style style:name="表格1.D27" style:family="table-cell">
      <style:table-cell-properties fo:padding="0.097cm" fo:border-left="0.05pt solid #000000" fo:border-right="none" fo:border-top="none" fo:border-bottom="0.05pt solid #000000"/>
    </style:style>
    <style:style style:name="表格1.E27"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3cm" style:rel-column-width="9995*"/>
    </style:style>
    <style:style style:name="表格2.B" style:family="table-column">
      <style:table-column-properties style:column-width="14.407cm" style:rel-column-width="5554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370fd8"/>
    </style:style>
    <style:style style:name="P7" style:family="paragraph" style:parent-style-name="Standard">
      <style:text-properties officeooo:paragraph-rsid="006e39fe"/>
    </style:style>
    <style:style style:name="P8" style:family="paragraph" style:parent-style-name="Standard">
      <style:text-properties officeooo:paragraph-rsid="0091b388"/>
    </style:style>
    <style:style style:name="P9" style:family="paragraph" style:parent-style-name="Standard">
      <style:text-properties officeooo:paragraph-rsid="007a33f9"/>
    </style:style>
    <style:style style:name="P10" style:family="paragraph" style:parent-style-name="摘要">
      <style:paragraph-properties fo:break-before="page"/>
      <style:text-properties officeooo:paragraph-rsid="0068584e"/>
    </style:style>
    <style:style style:name="P11" style:family="paragraph" style:parent-style-name="Text_20_body">
      <style:paragraph-properties fo:text-align="center" style:justify-single-word="false"/>
      <style:text-properties officeooo:paragraph-rsid="00370fd8"/>
    </style:style>
    <style:style style:name="P12" style:family="paragraph" style:parent-style-name="Text_20_body">
      <style:paragraph-properties fo:text-align="center" style:justify-single-word="false"/>
      <style:text-properties officeooo:rsid="00724887" officeooo:paragraph-rsid="00724887"/>
    </style:style>
    <style:style style:name="P13" style:family="paragraph" style:parent-style-name="Text_20_body">
      <style:paragraph-properties fo:text-align="center" style:justify-single-word="false"/>
      <style:text-properties officeooo:rsid="00cbd9d0" officeooo:paragraph-rsid="00cbd9d0"/>
    </style:style>
    <style:style style:name="P14" style:family="paragraph" style:parent-style-name="Text_20_body">
      <style:paragraph-properties fo:text-align="start" style:justify-single-word="false"/>
      <style:text-properties officeooo:rsid="00cbd9d0" officeooo:paragraph-rsid="0091b388"/>
    </style:style>
    <style:style style:name="P15" style:family="paragraph" style:parent-style-name="Text_20_body">
      <style:paragraph-properties fo:text-align="start" style:justify-single-word="false"/>
      <style:text-properties officeooo:rsid="00cbd9d0" officeooo:paragraph-rsid="009dfa15"/>
    </style:style>
    <style:style style:name="P16" style:family="paragraph" style:parent-style-name="Text_20_body">
      <style:paragraph-properties fo:text-align="start" style:justify-single-word="false"/>
      <style:text-properties officeooo:rsid="00cbd9d0" officeooo:paragraph-rsid="009e115c"/>
    </style:style>
    <style:style style:name="P17" style:family="paragraph" style:parent-style-name="Text_20_body">
      <style:text-properties officeooo:paragraph-rsid="0068584e"/>
    </style:style>
    <style:style style:name="P18" style:family="paragraph" style:parent-style-name="Text_20_body">
      <style:text-properties officeooo:rsid="00876406" officeooo:paragraph-rsid="00876406"/>
    </style:style>
    <style:style style:name="P19" style:family="paragraph" style:parent-style-name="Text_20_body">
      <style:text-properties officeooo:paragraph-rsid="00a0ec03"/>
    </style:style>
    <style:style style:name="P20" style:family="paragraph" style:parent-style-name="Text_20_body">
      <style:text-properties officeooo:paragraph-rsid="008c0c4f"/>
    </style:style>
    <style:style style:name="P21" style:family="paragraph" style:parent-style-name="Text_20_body">
      <style:paragraph-properties fo:text-align="start" style:justify-single-word="false"/>
      <style:text-properties officeooo:paragraph-rsid="0091b388"/>
    </style:style>
    <style:style style:name="P22" style:family="paragraph" style:parent-style-name="Text_20_body">
      <style:paragraph-properties fo:text-align="start" style:justify-single-word="false"/>
      <style:text-properties officeooo:rsid="011dbf24" officeooo:paragraph-rsid="0091b388"/>
    </style:style>
    <style:style style:name="P23" style:family="paragraph" style:parent-style-name="Text_20_body">
      <style:paragraph-properties fo:text-align="start" style:justify-single-word="false"/>
      <style:text-properties fo:font-size="10.5pt" officeooo:rsid="011dbf24" officeooo:paragraph-rsid="0091b388" style:font-size-asian="10.5pt" style:font-size-complex="12pt"/>
    </style:style>
    <style:style style:name="P24" style:family="paragraph" style:parent-style-name="Text_20_body">
      <style:paragraph-properties fo:text-align="start" style:justify-single-word="false"/>
      <style:text-properties fo:font-size="10.5pt" officeooo:rsid="00e0fd39" officeooo:paragraph-rsid="0091b388" style:font-size-asian="10.5pt" style:font-size-complex="12pt"/>
    </style:style>
    <style:style style:name="P25" style:family="paragraph" style:parent-style-name="Text_20_body">
      <style:paragraph-properties fo:text-align="start" style:justify-single-word="false"/>
      <style:text-properties fo:font-size="10.5pt" officeooo:rsid="00e0c782" officeooo:paragraph-rsid="0091b388" style:font-size-asian="10.5pt" style:font-size-complex="12pt"/>
    </style:style>
    <style:style style:name="P26" style:family="paragraph" style:parent-style-name="Text_20_body">
      <style:paragraph-properties fo:text-align="start" style:justify-single-word="false"/>
      <style:text-properties fo:font-size="10.5pt" officeooo:rsid="009ec4c1" officeooo:paragraph-rsid="009ec4c1" style:font-size-asian="10.5pt" style:font-size-complex="12pt"/>
    </style:style>
    <style:style style:name="P27" style:family="paragraph" style:parent-style-name="Text_20_body">
      <style:text-properties officeooo:paragraph-rsid="008ec4fb"/>
    </style:style>
    <style:style style:name="P28" style:family="paragraph" style:parent-style-name="Text_20_body">
      <style:text-properties officeooo:paragraph-rsid="0091b388"/>
    </style:style>
    <style:style style:name="P29" style:family="paragraph" style:parent-style-name="Text_20_body">
      <style:paragraph-properties fo:text-align="start" style:justify-single-word="false"/>
      <style:text-properties officeooo:rsid="00e5fedd" officeooo:paragraph-rsid="0091b388"/>
    </style:style>
    <style:style style:name="P30" style:family="paragraph" style:parent-style-name="Text_20_body">
      <style:paragraph-properties fo:text-align="start" style:justify-single-word="false"/>
      <style:text-properties officeooo:rsid="00ffa51c" officeooo:paragraph-rsid="0091b388"/>
    </style:style>
    <style:style style:name="P31" style:family="paragraph" style:parent-style-name="Text_20_body">
      <style:paragraph-properties fo:text-align="start" style:justify-single-word="false"/>
      <style:text-properties officeooo:rsid="00f27b36" officeooo:paragraph-rsid="0091b388"/>
    </style:style>
    <style:style style:name="P32" style:family="paragraph" style:parent-style-name="Text_20_body">
      <style:paragraph-properties fo:text-align="start" style:justify-single-word="false"/>
      <style:text-properties officeooo:rsid="00fd536c" officeooo:paragraph-rsid="0091b388"/>
    </style:style>
    <style:style style:name="P33" style:family="paragraph" style:parent-style-name="Text_20_body">
      <style:text-properties officeooo:paragraph-rsid="009ec4c1"/>
    </style:style>
    <style:style style:name="P34" style:family="paragraph" style:parent-style-name="Table_20_Contents">
      <style:text-properties style:font-name="FreeSans" fo:font-size="10.5pt" officeooo:paragraph-rsid="0068584e" style:font-name-asian="华文黑体 - Kelvin1" style:font-size-asian="10.5pt" style:font-name-complex="FreeSans1" style:font-size-complex="10.5pt"/>
    </style:style>
    <style:style style:name="P35" style:family="paragraph" style:parent-style-name="Table_20_Contents">
      <style:text-properties style:font-name="FreeSans" fo:font-size="10.5pt" officeooo:rsid="008fbe2e" officeooo:paragraph-rsid="008fbe2e" style:font-name-asian="华文黑体 - Kelvin1" style:font-size-asian="10.5pt" style:font-name-complex="FreeSans1" style:font-size-complex="10.5pt"/>
    </style:style>
    <style:style style:name="P36" style:family="paragraph" style:parent-style-name="Table_20_Contents">
      <style:text-properties style:font-name="华文宋体" fo:font-size="10.5pt" officeooo:paragraph-rsid="0068584e" style:font-name-asian="华文宋体" style:font-size-asian="10.5pt" style:font-name-complex="FreeSans1" style:font-size-complex="10.5pt"/>
    </style:style>
    <style:style style:name="P37" style:family="paragraph" style:parent-style-name="Table_20_Contents">
      <style:text-properties style:font-name="华文宋体" fo:font-size="10.5pt" officeooo:paragraph-rsid="0068584e" style:font-name-asian="华文宋体" style:font-size-asian="10.5pt" style:font-size-complex="10.5pt"/>
    </style:style>
    <style:style style:name="P38" style:family="paragraph" style:parent-style-name="Table_20_Contents">
      <style:text-properties officeooo:paragraph-rsid="0068584e"/>
    </style:style>
    <style:style style:name="P39" style:family="paragraph" style:parent-style-name="Table_20_Contents">
      <style:text-properties officeooo:rsid="010ae5ee" officeooo:paragraph-rsid="0079750c"/>
    </style:style>
    <style:style style:name="P40" style:family="paragraph" style:parent-style-name="Table_20_Contents">
      <style:text-properties officeooo:paragraph-rsid="009f3ee0"/>
    </style:style>
    <style:style style:name="P41" style:family="paragraph" style:parent-style-name="Table_20_Contents">
      <style:text-properties officeooo:paragraph-rsid="007a33f9"/>
    </style:style>
    <style:style style:name="P42" style:family="paragraph" style:parent-style-name="Table_20_Contents">
      <style:text-properties officeooo:rsid="0031491f" officeooo:paragraph-rsid="007a33f9"/>
    </style:style>
    <style:style style:name="P43" style:family="paragraph" style:parent-style-name="Text_20_body">
      <style:paragraph-properties fo:margin-left="0cm" fo:margin-right="0cm" fo:text-align="center" style:justify-single-word="false" fo:text-indent="0cm" style:auto-text-indent="false"/>
      <style:text-properties officeooo:paragraph-rsid="00370fd8"/>
    </style:style>
    <style:style style:name="P44" style:family="paragraph" style:parent-style-name="Text_20_body">
      <style:paragraph-properties fo:margin-left="0cm" fo:margin-right="0cm" fo:text-indent="0cm" style:auto-text-indent="false"/>
      <style:text-properties style:font-name="方正仿宋_GBK" officeooo:rsid="00da36f2" officeooo:paragraph-rsid="0075e923" style:font-name-asian="方正仿宋_GBK"/>
    </style:style>
    <style:style style:name="P45" style:family="paragraph" style:parent-style-name="Text_20_body">
      <style:paragraph-properties fo:margin-left="0cm" fo:margin-right="0cm" fo:text-indent="0cm" style:auto-text-indent="false"/>
      <style:text-properties officeooo:rsid="0029d36c" officeooo:paragraph-rsid="007bca87"/>
    </style:style>
    <style:style style:name="P46" style:family="paragraph" style:parent-style-name="Text_20_body">
      <style:paragraph-properties fo:margin-left="0cm" fo:margin-right="0cm" fo:text-align="start" style:justify-single-word="false" fo:text-indent="0cm" style:auto-text-indent="false"/>
      <style:text-properties officeooo:paragraph-rsid="0091b388"/>
    </style:style>
    <style:style style:name="P47" style:family="paragraph" style:parent-style-name="Text_20_body">
      <style:paragraph-properties fo:margin-left="0cm" fo:margin-right="0cm" fo:text-align="start" style:justify-single-word="false" fo:text-indent="0cm" style:auto-text-indent="false"/>
      <style:text-properties officeooo:paragraph-rsid="009e115c"/>
    </style:style>
    <style:style style:name="P48" style:family="paragraph" style:parent-style-name="Text_20_body">
      <style:paragraph-properties fo:margin-left="0cm" fo:margin-right="0cm" fo:text-align="start" style:justify-single-word="false" fo:text-indent="0cm" style:auto-text-indent="false"/>
      <style:text-properties officeooo:rsid="0091b388" officeooo:paragraph-rsid="0091b388"/>
    </style:style>
    <style:style style:name="P49" style:family="paragraph" style:parent-style-name="Text_20_body">
      <style:paragraph-properties fo:margin-left="0cm" fo:margin-right="0cm" fo:text-align="start" style:justify-single-word="false" fo:text-indent="0cm" style:auto-text-indent="false"/>
      <style:text-properties officeooo:rsid="00cbd9d0" officeooo:paragraph-rsid="009e115c"/>
    </style:style>
    <style:style style:name="P50" style:family="paragraph" style:parent-style-name="Text_20_body">
      <style:paragraph-properties fo:margin-left="0cm" fo:margin-right="0cm" fo:text-align="start" style:justify-single-word="false" fo:text-indent="0cm" style:auto-text-indent="false"/>
      <style:text-properties officeooo:rsid="00cbd9d0" officeooo:paragraph-rsid="009ec4c1"/>
    </style:style>
    <style:style style:name="P51" style:family="paragraph" style:parent-style-name="Table_20_Contents">
      <style:paragraph-properties fo:margin-left="0cm" fo:margin-right="0cm" fo:text-indent="0cm" style:auto-text-indent="false"/>
      <style:text-properties officeooo:paragraph-rsid="006ada29"/>
    </style:style>
    <style:style style:name="P52" style:family="paragraph" style:parent-style-name="Table_20_Contents">
      <style:paragraph-properties fo:margin-left="0cm" fo:margin-right="0cm" fo:text-indent="0cm" style:auto-text-indent="false"/>
      <style:text-properties style:font-name="方正仿宋_GBK" officeooo:rsid="00da36f2" officeooo:paragraph-rsid="0075e923" style:font-name-asian="方正仿宋_GBK"/>
    </style:style>
    <style:style style:name="P53" style:family="paragraph" style:parent-style-name="Table_20_Contents">
      <style:paragraph-properties fo:margin-left="0cm" fo:margin-right="0cm" fo:text-indent="0cm" style:auto-text-indent="false"/>
      <style:text-properties officeooo:paragraph-rsid="0091b388"/>
    </style:style>
    <style:style style:name="P54"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55" style:family="paragraph" style:parent-style-name="摘要">
      <style:text-properties officeooo:paragraph-rsid="0068584e"/>
    </style:style>
    <style:style style:name="P56" style:family="paragraph" style:parent-style-name="摘要正文">
      <style:text-properties officeooo:rsid="006cc992" officeooo:paragraph-rsid="00685c07"/>
    </style:style>
    <style:style style:name="P57" style:family="paragraph" style:parent-style-name="Text_20_body">
      <loext:graphic-properties draw:fill="none"/>
      <style:paragraph-properties fo:margin-left="0cm" fo:margin-right="0cm" fo:margin-top="0.109cm" fo:margin-bottom="0.109cm" loext:contextual-spacing="false" fo:line-height="120%" fo:text-align="start" style:justify-single-word="false" fo:hyphenation-ladder-count="no-limit" fo:text-indent="0.801cm" style:auto-text-indent="false" fo:background-color="transparent"/>
      <style:text-properties fo:font-size="10.5pt" officeooo:rsid="00e1dc15" officeooo:paragraph-rsid="0091b388" style:font-size-asian="10.5pt" style:font-size-complex="12pt" fo:hyphenate="true" fo:hyphenation-remain-char-count="2" fo:hyphenation-push-char-count="2"/>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Text_20_body">
      <style:text-properties fo:font-size="10.5pt" officeooo:rsid="00d5e4f7" officeooo:paragraph-rsid="00a0ec03" style:font-size-asian="10.5pt" style:font-size-complex="10.5pt"/>
    </style:style>
    <style:style style:name="P62" style:family="paragraph" style:parent-style-name="Text_20_body">
      <style:paragraph-properties fo:text-align="start" style:justify-single-word="false"/>
      <style:text-properties fo:font-size="10.5pt" officeooo:rsid="00a25d5d" officeooo:paragraph-rsid="00a25d5d" style:font-size-asian="10.5pt" style:font-size-complex="12pt"/>
    </style:style>
    <style:style style:name="P63" style:family="paragraph" style:parent-style-name="Text_20_body">
      <style:paragraph-properties fo:text-align="start" style:justify-single-word="false"/>
      <style:text-properties fo:font-size="10.5pt" officeooo:rsid="00a26895" officeooo:paragraph-rsid="00a26895" style:font-size-asian="10.5pt" style:font-size-complex="12pt"/>
    </style:style>
    <style:style style:name="P64" style:family="paragraph" style:parent-style-name="Text_20_body" style:list-style-name="L1"/>
    <style:style style:name="P65" style:family="paragraph" style:parent-style-name="Text_20_body" style:list-style-name="L1">
      <style:text-properties officeooo:paragraph-rsid="0089429a"/>
    </style:style>
    <style:style style:name="P66" style:family="paragraph" style:parent-style-name="Text_20_body" style:list-style-name="L1">
      <style:text-properties officeooo:paragraph-rsid="00a0ec03"/>
    </style:style>
    <style:style style:name="P67" style:family="paragraph" style:parent-style-name="Text_20_body" style:list-style-name="L2">
      <style:text-properties officeooo:paragraph-rsid="008ec4fb"/>
    </style:style>
    <style:style style:name="P68" style:family="paragraph" style:parent-style-name="Text_20_body" style:list-style-name="List_20_1">
      <style:text-properties officeooo:paragraph-rsid="00a2298b"/>
    </style:style>
    <style:style style:name="P69" style:family="paragraph" style:parent-style-name="Text_20_body">
      <style:paragraph-properties fo:text-align="start" style:justify-single-word="false"/>
      <style:text-properties officeooo:rsid="00cbd9d0" officeooo:paragraph-rsid="009dfa15"/>
    </style:style>
    <style:style style:name="P70" style:family="paragraph" style:parent-style-name="Text_20_body">
      <style:paragraph-properties fo:text-align="start" style:justify-single-word="false"/>
      <style:text-properties officeooo:rsid="00cbd9d0" officeooo:paragraph-rsid="009e115c"/>
    </style:style>
    <style:style style:name="P71" style:family="paragraph" style:parent-style-name="Text_20_body">
      <style:paragraph-properties fo:text-align="start" style:justify-single-word="false"/>
      <style:text-properties officeooo:rsid="00a25d5d" officeooo:paragraph-rsid="00a25d5d"/>
    </style:style>
    <style:style style:name="P72" style:family="paragraph" style:parent-style-name="Text_20_body">
      <style:paragraph-properties fo:margin-left="0cm" fo:margin-right="0cm" fo:text-align="start" style:justify-single-word="false" fo:text-indent="0cm" style:auto-text-indent="false"/>
      <style:text-properties officeooo:rsid="00cbd9d0" officeooo:paragraph-rsid="009e115c"/>
    </style:style>
    <style:style style:name="P73" style:family="paragraph" style:parent-style-name="Heading_20_1">
      <style:text-properties officeooo:rsid="00857bb3" officeooo:paragraph-rsid="00857bb3"/>
    </style:style>
    <style:style style:name="P74" style:family="paragraph" style:parent-style-name="Heading_20_1">
      <style:text-properties officeooo:rsid="008ec4fb" officeooo:paragraph-rsid="008ec4fb"/>
    </style:style>
    <style:style style:name="P75" style:family="paragraph" style:parent-style-name="Heading_20_1">
      <style:text-properties officeooo:rsid="009e115c" officeooo:paragraph-rsid="009e115c"/>
    </style:style>
    <style:style style:name="P76" style:family="paragraph" style:parent-style-name="Heading_20_1">
      <style:text-properties officeooo:paragraph-rsid="00a2298b"/>
    </style:style>
    <style:style style:name="P77" style:family="paragraph" style:parent-style-name="Heading_20_1">
      <style:paragraph-properties fo:margin-left="0cm" fo:margin-right="0cm" fo:text-align="start" style:justify-single-word="false" fo:text-indent="0cm" style:auto-text-indent="false"/>
      <style:text-properties officeooo:paragraph-rsid="00a2298b"/>
    </style:style>
    <style:style style:name="P78" style:family="paragraph" style:parent-style-name="Heading_20_2">
      <style:text-properties officeooo:paragraph-rsid="00876406"/>
    </style:style>
    <style:style style:name="P79" style:family="paragraph" style:parent-style-name="Heading_20_2">
      <style:text-properties officeooo:paragraph-rsid="0084053e"/>
    </style:style>
    <style:style style:name="P80" style:family="paragraph" style:parent-style-name="Heading_20_2">
      <style:text-properties officeooo:rsid="0029d36c" officeooo:paragraph-rsid="006e39fe"/>
    </style:style>
    <style:style style:name="P81" style:family="paragraph" style:parent-style-name="Heading_20_2">
      <style:text-properties officeooo:rsid="008c0c4f" officeooo:paragraph-rsid="008c0c4f"/>
    </style:style>
    <style:style style:name="P82" style:family="paragraph" style:parent-style-name="Heading_20_2">
      <style:text-properties officeooo:rsid="008ec4fb" officeooo:paragraph-rsid="008ec4fb"/>
    </style:style>
    <style:style style:name="P83" style:family="paragraph" style:parent-style-name="Heading_20_2">
      <style:text-properties officeooo:rsid="0091b388" officeooo:paragraph-rsid="0091b388"/>
    </style:style>
    <style:style style:name="P84" style:family="paragraph" style:parent-style-name="Heading_20_2">
      <style:text-properties officeooo:rsid="009ec4c1" officeooo:paragraph-rsid="009ec4c1"/>
    </style:style>
    <style:style style:name="P85" style:family="paragraph" style:parent-style-name="Heading_20_2">
      <style:paragraph-properties fo:margin-left="0cm" fo:margin-right="0cm" fo:text-indent="0cm" style:auto-text-indent="false"/>
      <style:text-properties officeooo:rsid="008a6206" officeooo:paragraph-rsid="0084053e"/>
    </style:style>
    <style:style style:name="P86" style:family="paragraph" style:parent-style-name="Heading_20_3">
      <style:text-properties officeooo:paragraph-rsid="008a6206"/>
    </style:style>
    <style:style style:name="P87" style:family="paragraph" style:parent-style-name="Heading_20_3">
      <style:text-properties officeooo:rsid="0029d36c" officeooo:paragraph-rsid="006f1527"/>
    </style:style>
    <style:style style:name="P88" style:family="paragraph" style:parent-style-name="Heading_20_3">
      <style:text-properties officeooo:paragraph-rsid="008ec4fb"/>
    </style:style>
    <style:style style:name="P89" style:family="paragraph" style:parent-style-name="Table_20_Contents" style:list-style-name="L2">
      <style:text-properties officeooo:rsid="008ec4fb" officeooo:paragraph-rsid="008ec4fb"/>
    </style:style>
    <style:style style:name="P90" style:family="paragraph" style:parent-style-name="Table_20_Contents" style:list-style-name="List_20_1">
      <style:text-properties officeooo:paragraph-rsid="00a2298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36fab" style:font-size-asian="15pt" style:font-size-complex="15pt"/>
    </style:style>
    <style:style style:name="T11" style:family="text">
      <style:text-properties fo:font-size="15pt" style:text-underline-style="solid" style:text-underline-width="auto" style:text-underline-color="font-color" officeooo:rsid="0068770e"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fo:font-size="10.5pt" style:font-size-asian="10.5pt" style:font-size-complex="10.5pt"/>
    </style:style>
    <style:style style:name="T17" style:family="text">
      <style:text-properties fo:font-size="10.5pt" officeooo:rsid="0084053e" style:font-size-asian="10.5pt" style:font-size-complex="10.5pt"/>
    </style:style>
    <style:style style:name="T18" style:family="text">
      <style:text-properties fo:font-size="10.5pt" officeooo:rsid="00857bb3" style:font-size-asian="10.5pt" style:font-size-complex="10.5pt"/>
    </style:style>
    <style:style style:name="T19" style:family="text">
      <style:text-properties fo:font-size="10.5pt" officeooo:rsid="006ff9c4" style:font-size-asian="10.5pt" style:font-size-complex="10.5pt"/>
    </style:style>
    <style:style style:name="T20" style:family="text">
      <style:text-properties fo:font-size="10.5pt" officeooo:rsid="00d5e4f7" style:font-size-asian="10.5pt" style:font-size-complex="10.5pt"/>
    </style:style>
    <style:style style:name="T21" style:family="text">
      <style:text-properties fo:font-size="10.5pt" officeooo:rsid="006cc992" style:font-size-asian="10.5pt" style:font-size-complex="10.5pt"/>
    </style:style>
    <style:style style:name="T22" style:family="text">
      <style:text-properties fo:font-size="10.5pt" officeooo:rsid="0089429a" style:font-size-asian="10.5pt" style:font-size-complex="10.5pt"/>
    </style:style>
    <style:style style:name="T23" style:family="text">
      <style:text-properties officeooo:rsid="00686276"/>
    </style:style>
    <style:style style:name="T24" style:family="text">
      <style:text-properties officeooo:rsid="0074264d"/>
    </style:style>
    <style:style style:name="T25" style:family="text">
      <style:text-properties officeooo:rsid="00753acb"/>
    </style:style>
    <style:style style:name="T26" style:family="text">
      <style:text-properties officeooo:rsid="007415be"/>
    </style:style>
    <style:style style:name="T27" style:family="text">
      <style:text-properties officeooo:rsid="006ff9c4"/>
    </style:style>
    <style:style style:name="T28" style:family="text">
      <style:text-properties officeooo:rsid="00d5e4f7"/>
    </style:style>
    <style:style style:name="T29" style:family="text">
      <style:text-properties officeooo:rsid="00c8edbf"/>
    </style:style>
    <style:style style:name="T30" style:family="text">
      <style:text-properties officeooo:rsid="00724887"/>
    </style:style>
    <style:style style:name="T31" style:family="text">
      <style:text-properties officeooo:rsid="00ad4c74"/>
    </style:style>
    <style:style style:name="T32" style:family="text">
      <style:text-properties officeooo:rsid="00a9c531"/>
    </style:style>
    <style:style style:name="T33" style:family="text">
      <style:text-properties officeooo:rsid="00aa4d03"/>
    </style:style>
    <style:style style:name="T34" style:family="text">
      <style:text-properties officeooo:rsid="00ac4025"/>
    </style:style>
    <style:style style:name="T35" style:family="text">
      <style:text-properties officeooo:rsid="00cce18a"/>
    </style:style>
    <style:style style:name="T36" style:family="text">
      <style:text-properties officeooo:rsid="00c74142"/>
    </style:style>
    <style:style style:name="T37" style:family="text">
      <style:text-properties officeooo:rsid="00cd73df"/>
    </style:style>
    <style:style style:name="T38" style:family="text">
      <style:text-properties officeooo:rsid="00ce6124"/>
    </style:style>
    <style:style style:name="T39" style:family="text">
      <style:text-properties officeooo:rsid="00d0a724"/>
    </style:style>
    <style:style style:name="T40" style:family="text">
      <style:text-properties officeooo:rsid="00d182b9"/>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0c74142"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officeooo:rsid="011bc4de"/>
    </style:style>
    <style:style style:name="T43" style:family="text">
      <style:text-properties officeooo:rsid="00dbca77"/>
    </style:style>
    <style:style style:name="T44" style:family="text">
      <style:text-properties officeooo:rsid="00e5fedd"/>
    </style:style>
    <style:style style:name="T45" style:family="text">
      <style:text-properties officeooo:rsid="00eeba85"/>
    </style:style>
    <style:style style:name="T46" style:family="text">
      <style:text-properties officeooo:rsid="00f9df37"/>
    </style:style>
    <style:style style:name="T47" style:family="text">
      <style:text-properties officeooo:rsid="00f56d98"/>
    </style:style>
    <style:style style:name="T48" style:family="text">
      <style:text-properties officeooo:rsid="0100852f"/>
    </style:style>
    <style:style style:name="T49" style:family="text">
      <style:text-properties officeooo:rsid="00effde9"/>
    </style:style>
    <style:style style:name="T50" style:family="text">
      <style:text-properties officeooo:rsid="00fef5e5"/>
    </style:style>
    <style:style style:name="T51" style:family="text">
      <style:text-properties officeooo:rsid="00fb047f"/>
    </style:style>
    <style:style style:name="T52" style:family="text">
      <style:text-properties officeooo:rsid="00e6ddf2"/>
    </style:style>
    <style:style style:name="T53" style:family="text">
      <style:text-properties officeooo:rsid="00f2c306"/>
    </style:style>
    <style:style style:name="T54" style:family="text">
      <style:text-properties officeooo:rsid="00f2e984"/>
    </style:style>
    <style:style style:name="T55" style:family="text">
      <style:text-properties officeooo:rsid="00fc0a25"/>
    </style:style>
    <style:style style:name="T56" style:family="text">
      <style:text-properties officeooo:rsid="011e59a0"/>
    </style:style>
    <style:style style:name="T57" style:family="text">
      <style:text-properties officeooo:rsid="011853d6"/>
    </style:style>
    <style:style style:name="T58" style:family="text">
      <style:text-properties officeooo:rsid="0114edad"/>
    </style:style>
    <style:style style:name="T59" style:family="text">
      <style:text-properties officeooo:rsid="0111ae33"/>
    </style:style>
    <style:style style:name="T60" style:family="text">
      <style:text-properties officeooo:rsid="010b384e"/>
    </style:style>
    <style:style style:name="T61" style:family="text">
      <style:text-properties officeooo:rsid="010d0968"/>
    </style:style>
    <style:style style:name="T62" style:family="text">
      <style:text-properties officeooo:rsid="00849e9c"/>
    </style:style>
    <style:style style:name="T63" style:family="text">
      <style:text-properties officeooo:rsid="00864554"/>
    </style:style>
    <style:style style:name="T64" style:family="text">
      <style:text-properties officeooo:rsid="01065d9c"/>
    </style:style>
    <style:style style:name="T65" style:family="text">
      <style:text-properties officeooo:rsid="00883b10"/>
    </style:style>
    <style:style style:name="T66" style:family="text">
      <style:text-properties officeooo:rsid="0089429a"/>
    </style:style>
    <style:style style:name="T67" style:family="text">
      <style:text-properties officeooo:rsid="008a6206"/>
    </style:style>
    <style:style style:name="T68" style:family="text">
      <style:text-properties officeooo:rsid="008c0c4f"/>
    </style:style>
    <style:style style:name="T69" style:family="text">
      <style:text-properties officeooo:rsid="008d0945"/>
    </style:style>
    <style:style style:name="T70" style:family="text">
      <style:text-properties style:font-name="方正仿宋_GBK" officeooo:rsid="00da36f2" style:font-name-asian="方正仿宋_GBK"/>
    </style:style>
    <style:style style:name="T71" style:family="text">
      <style:text-properties style:font-name="方正仿宋_GBK" officeooo:rsid="00dbca77" style:font-name-asian="方正仿宋_GBK"/>
    </style:style>
    <style:style style:name="T72" style:family="text">
      <style:text-properties officeooo:rsid="009ec4c1"/>
    </style:style>
    <style:style style:name="T73" style:family="text">
      <style:text-properties officeooo:rsid="009f3e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T23">“乐闪”小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pan text:style-name="T12"><text:s text:c="2"/>技术小组 </text:span><text:span text:style-name="T8"><text:s text:c="11"/></text:span><text:span text:style-name="T9">se</text:span><text:span text:style-name="T10">2</text:span><text:span text:style-name="T8">-</text:span><text:span text:style-name="T9">xx</text:span><text:span text:style-name="T8">小组 <text:s text:c="16"/></text:span></text:p>
      <text:p text:style-name="P4"><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1">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
      <text:p text:style-name="P2">重庆师范大学软件工程系</text:p>
      <text:h text:style-name="P10" text:outline-level="1"/>
      <text:p text:style-name="P17"/>
      <text:p text:style-name="P38"/>
      <text:p text:style-name="P38"/>
      <text:p text:style-name="P38"/>
      <text:p text:style-name="P38"/>
      <table:table table:name="表格7" table:style-name="表格7">
        <table:table-column table:style-name="表格7.A"/>
        <table:table-column table:style-name="表格7.B"/>
        <table:table-column table:style-name="表格7.C"/>
        <table:table-column table:style-name="表格7.D"/>
        <table:table-row>
          <table:table-cell table:style-name="表格7.A1" table:number-columns-spanned="4" office:value-type="string">
            <text:p text:style-name="P34">修改记录</text:p>
          </table:table-cell>
          <table:covered-table-cell/>
          <table:covered-table-cell/>
          <table:covered-table-cell/>
        </table:table-row>
        <table:table-row table:style-name="表格7.2">
          <table:table-cell table:style-name="表格7.A2" office:value-type="string">
            <text:p text:style-name="P34">日期</text:p>
          </table:table-cell>
          <table:table-cell table:style-name="表格7.A2" office:value-type="string">
            <text:p text:style-name="P34">版本</text:p>
          </table:table-cell>
          <table:table-cell table:style-name="表格7.A2" office:value-type="string">
            <text:p text:style-name="P34">描述</text:p>
          </table:table-cell>
          <table:table-cell table:style-name="表格7.D2" office:value-type="string">
            <text:p text:style-name="P34">作者</text:p>
          </table:table-cell>
        </table:table-row>
        <table:table-row table:style-name="表格7.3">
          <table:table-cell table:style-name="表格7.A2" office:value-type="string">
            <text:p text:style-name="P36">2018年10月30号</text:p>
          </table:table-cell>
          <table:table-cell table:style-name="表格7.A2" office:value-type="string">
            <text:p text:style-name="P36">0.3</text:p>
          </table:table-cell>
          <table:table-cell table:style-name="表格7.A2" office:value-type="string">
            <text:p text:style-name="P36">测试版本</text:p>
          </table:table-cell>
          <table:table-cell table:style-name="表格7.D2" office:value-type="string">
            <text:p text:style-name="P36">张哲</text:p>
          </table:table-cell>
        </table:table-row>
        <table:table-row table:style-name="表格7.4">
          <table:table-cell table:style-name="表格7.A2" office:value-type="string">
            <text:p text:style-name="P37">2018年10月31号</text:p>
          </table:table-cell>
          <table:table-cell table:style-name="表格7.A2" office:value-type="string">
            <text:p text:style-name="P36">0.4</text:p>
          </table:table-cell>
          <table:table-cell table:style-name="表格7.A2" office:value-type="string">
            <text:p text:style-name="P36">测试版本</text:p>
          </table:table-cell>
          <table:table-cell table:style-name="表格7.D2" office:value-type="string">
            <text:p text:style-name="P36">阳帅</text:p>
          </table:table-cell>
        </table:table-row>
        <table:table-row table:style-name="表格7.5">
          <table:table-cell table:style-name="表格7.A2" office:value-type="string">
            <text:p text:style-name="P35">2018年11月15号</text:p>
          </table:table-cell>
          <table:table-cell table:style-name="表格7.A2" office:value-type="string">
            <text:p text:style-name="P35">0.8</text:p>
          </table:table-cell>
          <table:table-cell table:style-name="表格7.A2" office:value-type="string">
            <text:p text:style-name="P34">重做完整版</text:p>
          </table:table-cell>
          <table:table-cell table:style-name="表格7.D2" office:value-type="string">
            <text:p text:style-name="P34">蒋富豪</text:p>
          </table:table-cell>
        </table:table-row>
      </table:table>
      <text:h text:style-name="P55" text:outline-level="1"/>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58"><text:a xlink:type="simple" xlink:href="#__RefHeading__3253_1376500826" text:style-name="Index_20_Link" text:visited-style-name="Index_20_Link">摘要<text:tab/>3</text:a></text:p>
          <text:p text:style-name="P58"><text:a xlink:type="simple" xlink:href="#__RefHeading___Toc2894_1782208018" text:style-name="Index_20_Link" text:visited-style-name="Index_20_Link">1. 介绍<text:tab/>3</text:a></text:p>
          <text:p text:style-name="P60"><text:a xlink:type="simple" xlink:href="#__RefHeading___Toc2905_1782208018" text:style-name="Index_20_Link" text:visited-style-name="Index_20_Link">1.1目的<text:tab/>3</text:a></text:p>
          <text:p text:style-name="P60"><text:a xlink:type="simple" xlink:href="#__RefHeading___Toc2907_1782208018" text:style-name="Index_20_Link" text:visited-style-name="Index_20_Link">1.2 产品综述<text:tab/>3</text:a></text:p>
          <text:p text:style-name="P58"><text:a xlink:type="simple" xlink:href="#__RefHeading___Toc3421_1782208018" text:style-name="Index_20_Link" text:visited-style-name="Index_20_Link">2.用户描述<text:tab/>4</text:a></text:p>
          <text:p text:style-name="P60"><text:a xlink:type="simple" xlink:href="#__RefHeading___Toc2879_1782208018" text:style-name="Index_20_Link" text:visited-style-name="Index_20_Link">2.1涉众<text:tab/>4</text:a></text:p>
          <text:p text:style-name="P59"><text:a xlink:type="simple" xlink:href="#__RefHeading___Toc2881_1782208018" text:style-name="Index_20_Link" text:visited-style-name="Index_20_Link">2.1.1.项目涉众<text:tab/>4</text:a></text:p>
          <text:p text:style-name="P59"><text:a xlink:type="simple" xlink:href="#__RefHeading___Toc2883_1782208018" text:style-name="Index_20_Link" text:visited-style-name="Index_20_Link">2.1.2.系统涉众<text:tab/>4</text:a></text:p>
          <text:p text:style-name="P60"><text:a xlink:type="simple" xlink:href="#__RefHeading___Toc2885_1782208018" text:style-name="Index_20_Link" text:visited-style-name="Index_20_Link">2.2用户<text:tab/>4</text:a></text:p>
          <text:p text:style-name="P59"><text:a xlink:type="simple" xlink:href="#__RefHeading___Toc2887_1782208018" text:style-name="Index_20_Link" text:visited-style-name="Index_20_Link">2.2.1.直接用户<text:tab/>4</text:a></text:p>
          <text:p text:style-name="P59"><text:a xlink:type="simple" xlink:href="#__RefHeading___Toc2891_1782208018" text:style-name="Index_20_Link" text:visited-style-name="Index_20_Link">2.2.2.间接用户<text:tab/>5</text:a></text:p>
          <text:p text:style-name="P60"><text:a xlink:type="simple" xlink:href="#__RefHeading___Toc13234_1649206321" text:style-name="Index_20_Link" text:visited-style-name="Index_20_Link">2.3关键涉众和用户需求<text:tab/>5</text:a></text:p>
          <text:p text:style-name="P60"><text:a xlink:type="simple" xlink:href="#__RefHeading___Toc3433_1782208018" text:style-name="Index_20_Link" text:visited-style-name="Index_20_Link">2.4竞争与替代品<text:tab/>5</text:a></text:p>
          <text:p text:style-name="P59"><text:a xlink:type="simple" xlink:href="#__RefHeading___Toc3435_1782208018" text:style-name="Index_20_Link" text:visited-style-name="Index_20_Link">2.4.1 以抖音为代表的短视频应用<text:tab/>6</text:a></text:p>
          <text:p text:style-name="P59"><text:a xlink:type="simple" xlink:href="#__RefHeading___Toc3437_1782208018" text:style-name="Index_20_Link" text:visited-style-name="Index_20_Link">2.4.2以QQ等为代表的交友软件<text:tab/>6</text:a></text:p>
          <text:p text:style-name="P58"><text:a xlink:type="simple" xlink:href="#__RefHeading___Toc3439_1782208018" text:style-name="Index_20_Link" text:visited-style-name="Index_20_Link">3.产品简介<text:tab/>6</text:a></text:p>
          <text:p text:style-name="P60"><text:a xlink:type="simple" xlink:href="#__RefHeading___Toc3441_1782208018" text:style-name="Index_20_Link" text:visited-style-name="Index_20_Link">3.1 产品前景<text:tab/>6</text:a></text:p>
          <text:p text:style-name="P60"><text:a xlink:type="simple" xlink:href="#__RefHeading___Toc3259_1373992084" text:style-name="Index_20_Link" text:visited-style-name="Index_20_Link">3.2产品定位陈述<text:tab/>6</text:a></text:p>
          <text:p text:style-name="P60"><text:a xlink:type="simple" xlink:href="#__RefHeading___Toc3261_1373992084" text:style-name="Index_20_Link" text:visited-style-name="Index_20_Link"><text:s/>3.3能力总结<text:tab/>6</text:a></text:p>
          <text:p text:style-name="P60"><text:a xlink:type="simple" xlink:href="#__RefHeading___Toc3443_1782208018" text:style-name="Index_20_Link" text:visited-style-name="Index_20_Link">3.4假定和依赖关系<text:tab/>6</text:a></text:p>
          <text:p text:style-name="P59"><text:a xlink:type="simple" xlink:href="#__RefHeading___Toc3445_1782208018" text:style-name="Index_20_Link" text:visited-style-name="Index_20_Link">3.4.1指定硬件<text:tab/>6</text:a></text:p>
          <text:p text:style-name="P60"><text:a xlink:type="simple" xlink:href="#__RefHeading___Toc3447_1782208018" text:style-name="Index_20_Link" text:visited-style-name="Index_20_Link">3.5成本及定价<text:tab/>6</text:a></text:p>
          <text:p text:style-name="P58"><text:a xlink:type="simple" xlink:href="#__RefHeading___Toc3449_1782208018" text:style-name="Index_20_Link" text:visited-style-name="Index_20_Link">4.特性<text:tab/>7</text:a></text:p>
          <text:p text:style-name="P60"><text:a xlink:type="simple" xlink:href="#__RefHeading___Toc3469_1782208018" text:style-name="Index_20_Link" text:visited-style-name="Index_20_Link">4.1特性详情<text:tab/>7</text:a></text:p>
          <text:p text:style-name="P58"><text:soft-page-break/><text:a xlink:type="simple" xlink:href="#__RefHeading___Toc13244_1649206321" text:style-name="Index_20_Link" text:visited-style-name="Index_20_Link">6.其他产品需求<text:tab/>8</text:a></text:p>
          <text:p text:style-name="P60"><text:a xlink:type="simple" xlink:href="#__RefHeading___Toc3451_1782208018" text:style-name="Index_20_Link" text:visited-style-name="Index_20_Link">7.1可应用标准<text:tab/>8</text:a></text:p>
          <text:p text:style-name="P60"><text:a xlink:type="simple" xlink:href="#__RefHeading___Toc3453_1782208018" text:style-name="Index_20_Link" text:visited-style-name="Index_20_Link">7.2系统需求<text:tab/>8</text:a></text:p>
          <text:p text:style-name="P60"><text:a xlink:type="simple" xlink:href="#__RefHeading___Toc3455_1782208018" text:style-name="Index_20_Link" text:visited-style-name="Index_20_Link">7.3许可证、安全和安装<text:tab/>8</text:a></text:p>
          <text:p text:style-name="P60"><text:a xlink:type="simple" xlink:href="#__RefHeading___Toc3457_1782208018" text:style-name="Index_20_Link" text:visited-style-name="Index_20_Link">7.4 性能需求<text:tab/>8</text:a></text:p>
          <text:p text:style-name="P58"><text:a xlink:type="simple" xlink:href="#__RefHeading___Toc3474_1782208018" text:style-name="Index_20_Link" text:visited-style-name="Index_20_Link">6.文档需求<text:tab/>8</text:a></text:p>
          <text:p text:style-name="P60"><text:a xlink:type="simple" xlink:href="#__RefHeading___Toc3476_1782208018" text:style-name="Index_20_Link" text:visited-style-name="Index_20_Link">6.1 在线帮助<text:tab/>8</text:a></text:p>
          <text:p text:style-name="P60"><text:a xlink:type="simple" xlink:href="#__RefHeading___Toc3478_1782208018" text:style-name="Index_20_Link" text:visited-style-name="Index_20_Link">6.2 安装指南及配置<text:tab/>8</text:a></text:p>
          <text:p text:style-name="P58"><text:a xlink:type="simple" xlink:href="#__RefHeading___Toc3480_1782208018" text:style-name="Index_20_Link" text:visited-style-name="Index_20_Link">7.术语表<text:tab/>8</text:a></text:p>
          <text:p text:style-name="P58"><text:a xlink:type="simple" xlink:href="#__RefHeading__3696_145136877" text:style-name="Index_20_Link" text:visited-style-name="Index_20_Link">参考文献<text:tab/>9</text:a></text:p>
        </text:index-body>
      </text:table-of-content>
      <text:h text:style-name="P55" text:outline-level="1"/>
      <text:h text:style-name="P55" text:outline-level="1"/>
      <text:h text:style-name="P55" text:outline-level="1"/>
      <text:h text:style-name="P55" text:outline-level="1"/>
      <text:h text:style-name="P55" text:outline-level="1"/>
      <text:h text:style-name="P55" text:outline-level="1"><text:bookmark-start text:name="__RefHeading__3253_1376500826"/>摘要<text:bookmark-end text:name="__RefHeading__3253_1376500826"/></text:h>
      <text:p text:style-name="P56">项目背景<text:span text:style-name="T25">：</text:span>随着移动互联网的迅猛发展，移动互联网网速不断提升并且资费<text:span text:style-name="T26">在</text:span>不断的降低，一批又一批依赖于快速的上传和下载网速而诞生的移动互联网应用逐步进入公众的视野，我们团队在对此的基础上，依据人们快节奏的生活习惯<text:span text:style-name="T27">，萌生出做一款</text:span>“乐闪”小视频APP<text:span text:style-name="T28">的想法。人们可以利用这款app来打发零碎的时间。</text:span></text:p>
      <text:p text:style-name="Text_20_body"/>
      <text:list xml:id="list2234184293" text:style-name="Outline">
        <text:list-header>
          <text:h text:style-name="P73" text:outline-level="1" text:is-list-header="true"><text:bookmark-start text:name="__RefHeading___Toc2894_1782208018"/>1. 介绍<text:bookmark-end text:name="__RefHeading___Toc2894_1782208018"/></text:h>
          <text:list>
            <text:list-header>
              <text:h text:style-name="P78" text:outline-level="2" text:is-list-header="true"><text:bookmark-start text:name="__RefHeading___Toc2905_1782208018"/><text:span text:style-name="T17">1.</text:span><text:span text:style-name="T18">1目的</text:span><text:bookmark-end text:name="__RefHeading___Toc2905_1782208018"/></text:h>
            </text:list-header>
          </text:list>
        </text:list-header>
      </text:list>
      <text:p text:style-name="P18"><text:span text:style-name="T18">依靠</text:span><text:span text:style-name="T21">人们快节奏的生活习惯</text:span><text:span text:style-name="T19">，以及零碎的时间，</text:span><text:span text:style-name="T20">人们可以利用这款app来打发零碎的时间，交友以及学习。</text:span></text:p>
      <text:p text:style-name="P19">目标一：<text:span text:style-name="T24">在未交付项目时，</text:span>该移动应用程序初步目标应能实现用户的注册登陆，以及用户之间的聊天功能。</text:p>
      <text:p text:style-name="P19">目标二<text:span text:style-name="T24">：在项目交付后3个月内，每个项目系统的用户都能在局域网下上传视频的操作，其他用户能够随机播放并且下载这些视频。</text:span></text:p>
      <text:p text:style-name="P61">目标三：在基础功能都完成后，用户可以对视频进行点赞或者屏蔽的功能，此app能通过用户所收藏视频类型优先推荐这些类型的视频。并且添加游客观看功能。</text:p>
      <text:list xml:id="list122655680503714" text:continue-numbering="true" text:style-name="Outline">
        <text:list-item>
          <text:list>
            <text:list-header>
              <text:h text:style-name="Heading_20_2" text:outline-level="2" text:is-list-header="true"><text:bookmark-start text:name="__RefHeading___Toc2907_1782208018"/><text:span text:style-name="T20">1.</text:span><text:span text:style-name="T16">2 产品综述</text:span><text:bookmark-end text:name="__RefHeading___Toc2907_1782208018"/></text:h>
            </text:list-header>
          </text:list>
        </text:list-item>
      </text:list>
      <text:list xml:id="list1582129820" text:style-name="L1">
        <text:list-item>
          <text:p text:style-name="P64"><text:span text:style-name="T16">乐闪短视频</text:span><text:span text:style-name="T22">是一款</text:span><text:span text:style-name="T16">应用程序。</text:span></text:p>
        </text:list-item>
        <text:list-item>
          <text:p text:style-name="P64"><text:soft-page-break/>为用户提供观看视频，上传视频的平台。</text:p>
        </text:list-item>
        <text:list-item>
          <text:p text:style-name="P65">不同于视频播放器，并不能播放电影。</text:p>
        </text:list-item>
        <text:list-item>
          <text:p text:style-name="P65">目标：超越抖音及<text:span text:style-name="T66">QQ，将视频与交友相结合。</text:span></text:p>
        </text:list-item>
        <text:list-item>
          <text:p text:style-name="P66">效益：通过播放广告，用户付费权限等获取收益。</text:p>
        </text:list-item>
      </text:list>
      <text:p text:style-name="Text_20_body"/>
      <text:p text:style-name="Table_20_Contents"/>
      <text:p text:style-name="Table_20_Contents"/>
      <text:p text:style-name="Table_20_Contents"/>
      <text:list xml:id="list122654709201333" text:continue-list="list122655680503714" text:style-name="Outline">
        <text:list-header>
          <text:h text:style-name="Heading_20_1" text:outline-level="1" text:is-list-header="true"><text:bookmark-start text:name="__RefHeading___Toc3421_1782208018"/>2.用户描述<text:bookmark-end text:name="__RefHeading___Toc3421_1782208018"/></text:h>
          <text:list text:continue-numbering="true">
            <text:list-header>
              <text:h text:style-name="P79" text:outline-level="2" text:is-list-header="true"><text:bookmark-start text:name="__RefHeading___Toc2879_1782208018"/><text:span text:style-name="T67">2.1</text:span>涉众<text:bookmark-end text:name="__RefHeading___Toc2879_1782208018"/></text:h>
              <text:list>
                <text:list-header>
                  <text:h text:style-name="P86" text:outline-level="3" text:is-list-header="true"><text:bookmark-start text:name="__RefHeading___Toc2881_1782208018"/><text:span text:style-name="T67">2.1.</text:span>1.项目涉众<text:bookmark-end text:name="__RefHeading___Toc2881_1782208018"/></text:h>
                </text:list-header>
              </text:list>
            </text:list-header>
          </text:list>
        </text:list-header>
      </text:list>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Text_20_body">涉众名</text:p>
          </table:table-cell>
          <table:table-cell table:style-name="表格9.A1" office:value-type="string">
            <text:p text:style-name="Text_20_body">描述</text:p>
          </table:table-cell>
          <table:table-cell table:style-name="表格9.A1" office:value-type="string">
            <text:p text:style-name="Text_20_body">涉众代表</text:p>
          </table:table-cell>
        </table:table-row>
        <table:table-row>
          <table:table-cell table:style-name="表格9.A2" office:value-type="string">
            <text:p text:style-name="Text_20_body">开发团队</text:p>
          </table:table-cell>
          <table:table-cell table:style-name="表格9.A2" office:value-type="string">
            <text:p text:style-name="Text_20_body">软件开发的所有人员</text:p>
          </table:table-cell>
          <table:table-cell table:style-name="表格9.A2" office:value-type="string">
            <text:p text:style-name="Text_20_body">蒋富豪</text:p>
          </table:table-cell>
        </table:table-row>
        <table:table-row table:style-name="表格9.1">
          <table:table-cell table:style-name="表格9.A2" office:value-type="string">
            <text:p text:style-name="Text_20_body">投资方</text:p>
          </table:table-cell>
          <table:table-cell table:style-name="表格9.A2" office:value-type="string">
            <text:p text:style-name="Text_20_body">为开发团队提供资金方面的支持</text:p>
          </table:table-cell>
          <table:table-cell table:style-name="表格9.A2" office:value-type="string">
            <text:p text:style-name="Text_20_body">马某某</text:p>
          </table:table-cell>
        </table:table-row>
        <table:table-row table:style-name="表格9.1">
          <table:table-cell table:style-name="表格9.A2" office:value-type="string">
            <text:p text:style-name="Text_20_body">运维团队</text:p>
          </table:table-cell>
          <table:table-cell table:style-name="表格9.A2" office:value-type="string">
            <text:p text:style-name="Text_20_body">负责软件的日常运行维护</text:p>
          </table:table-cell>
          <table:table-cell table:style-name="表格9.A2" office:value-type="string">
            <text:p text:style-name="Text_20_body">张某某</text:p>
          </table:table-cell>
        </table:table-row>
        <table:table-row table:style-name="表格9.1">
          <table:table-cell table:style-name="表格9.A2" office:value-type="string">
            <text:p text:style-name="Text_20_body">产品管理者</text:p>
          </table:table-cell>
          <table:table-cell table:style-name="表格9.A2" office:value-type="string">
            <text:p text:style-name="Text_20_body">项目负责人</text:p>
          </table:table-cell>
          <table:table-cell table:style-name="表格9.A2" office:value-type="string">
            <text:p text:style-name="Text_20_body">李某</text:p>
          </table:table-cell>
        </table:table-row>
        <table:table-row table:style-name="表格9.6">
          <table:table-cell table:style-name="表格9.A2" office:value-type="string">
            <text:p text:style-name="Text_20_body">监察部门</text:p>
          </table:table-cell>
          <table:table-cell table:style-name="表格9.A2" office:value-type="string">
            <text:p text:style-name="Text_20_body">审查软件是否合格的政府部门</text:p>
          </table:table-cell>
          <table:table-cell table:style-name="表格9.A2" office:value-type="string">
            <text:p text:style-name="Text_20_body">李某</text:p>
          </table:table-cell>
        </table:table-row>
      </table:table>
      <text:list xml:id="list122656052407505" text:continue-numbering="true" text:style-name="Outline">
        <text:list-item>
          <text:list>
            <text:list-item>
              <text:list>
                <text:list-header>
                  <text:h text:style-name="P86" text:outline-level="3" text:is-list-header="true"><text:bookmark-start text:name="__RefHeading___Toc2883_1782208018"/><text:span text:style-name="T67">2.1.2</text:span>.系统涉众<text:bookmark-end text:name="__RefHeading___Toc2883_1782208018"/></text:h>
                </text:list-header>
              </text:list>
            </text:list-item>
          </text:list>
        </text:list-item>
      </text:list>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Text_20_body">涉众名</text:p>
          </table:table-cell>
          <table:table-cell table:style-name="表格4.A1" office:value-type="string">
            <text:p text:style-name="Text_20_body">描述</text:p>
          </table:table-cell>
          <table:table-cell table:style-name="表格4.A1" office:value-type="string">
            <text:p text:style-name="Text_20_body">涉众代表</text:p>
          </table:table-cell>
        </table:table-row>
        <table:table-row>
          <table:table-cell table:style-name="表格4.A2" office:value-type="string">
            <text:p text:style-name="Text_20_body">直接用户</text:p>
          </table:table-cell>
          <table:table-cell table:style-name="表格4.A2" office:value-type="string">
            <text:p text:style-name="Text_20_body">软件的直接用户，上传视频，观看视频</text:p>
          </table:table-cell>
          <table:table-cell table:style-name="表格4.A2" office:value-type="string">
            <text:p text:style-name="Text_20_body">杨某</text:p>
          </table:table-cell>
        </table:table-row>
        <table:table-row table:style-name="表格4.1">
          <table:table-cell table:style-name="表格4.A2" office:value-type="string">
            <text:p text:style-name="Text_20_body">间接用户</text:p>
          </table:table-cell>
          <table:table-cell table:style-name="表格4.A2" office:value-type="string">
            <text:p text:style-name="Text_20_body">不直接操控软件，却受软件影响</text:p>
          </table:table-cell>
          <table:table-cell table:style-name="表格4.A2" office:value-type="string">
            <text:p text:style-name="Text_20_body">李某</text:p>
          </table:table-cell>
        </table:table-row>
        <table:table-row table:style-name="表格4.1">
          <table:table-cell table:style-name="表格4.A4" office:value-type="string">
            <text:p text:style-name="Text_20_body">推广商</text:p>
          </table:table-cell>
          <table:table-cell table:style-name="表格4.A4" office:value-type="string">
            <text:p text:style-name="Text_20_body">负责软件的推广</text:p>
          </table:table-cell>
          <table:table-cell table:style-name="表格4.A4" office:value-type="string">
            <text:p text:style-name="Text_20_body">吴某</text:p>
          </table:table-cell>
        </table:table-row>
      </table:table>
      <text:list xml:id="list122655119860858" text:continue-numbering="true" text:style-name="Outline">
        <text:list-item>
          <text:list>
            <text:list-item>
              <text:list>
                <text:list-header>
                  <text:h text:style-name="P87" text:outline-level="3" text:is-list-header="true"><text:bookmark-start text:name="__RefHeading___Toc3648_93932346"/><text:bookmark-end text:name="__RefHeading___Toc3648_93932346"/></text:h>
                </text:list-header>
              </text:list>
              <text:h text:style-name="P85" text:outline-level="2" text:is-list-header="true"><text:bookmark-start text:name="__RefHeading___Toc2885_1782208018"/>2.2用户<text:bookmark-end text:name="__RefHeading___Toc2885_1782208018"/></text:h>
              <text:list text:continue-numbering="true">
                <text:list-header>
                  <text:h text:style-name="Heading_20_3" text:outline-level="3" text:is-list-header="true"><text:bookmark-start text:name="__RefHeading___Toc2887_1782208018"/><text:span text:style-name="T67">2.2.</text:span>1.直接用户<text:bookmark-end text:name="__RefHeading___Toc2887_1782208018"/></text:h>
                </text:list-header>
              </text:list>
            </text:list-item>
          </text:list>
        </text:list-item>
      </text:list>
      <table:table table:name="表格6" table:style-name="表格6">
        <table:table-column table:style-name="表格6.A"/>
        <table:table-column table:style-name="表格6.B"/>
        <table:table-column table:style-name="表格6.C"/>
        <table:table-column table:style-name="表格6.D"/>
        <table:table-column table:style-name="表格6.E"/>
        <table:table-row table:style-name="表格6.1">
          <table:table-cell table:style-name="表格6.A1" office:value-type="string">
            <text:p text:style-name="Text_20_body">用户类别</text:p>
          </table:table-cell>
          <table:table-cell table:style-name="表格6.A1" office:value-type="string">
            <text:p text:style-name="Text_20_body">备注</text:p>
          </table:table-cell>
          <table:table-cell table:style-name="表格6.A1" office:value-type="string">
            <text:p text:style-name="Text_20_body">年龄段</text:p>
          </table:table-cell>
          <table:table-cell table:style-name="表格6.A1" office:value-type="string">
            <text:p text:style-name="Text_20_body">用户代表</text:p>
          </table:table-cell>
          <table:table-cell table:style-name="表格6.A1" office:value-type="string">
            <text:p text:style-name="Text_20_body">分析</text:p>
          </table:table-cell>
        </table:table-row>
        <table:table-row table:style-name="表格6.1">
          <table:table-cell table:style-name="表格6.A2" office:value-type="string">
            <text:p text:style-name="Text_20_body">管理用户</text:p>
          </table:table-cell>
          <table:table-cell table:style-name="表格6.A2" office:value-type="string">
            <text:p text:style-name="Text_20_body">负责监察软件中的视频是否合格</text:p>
          </table:table-cell>
          <table:table-cell table:style-name="表格6.A2" office:value-type="string">
            <text:p text:style-name="Text_20_body">无</text:p>
          </table:table-cell>
          <table:table-cell table:style-name="表格6.A2" office:value-type="string">
            <text:p text:style-name="Text_20_body">李某</text:p>
          </table:table-cell>
          <table:table-cell table:style-name="表格6.A2" office:value-type="string">
            <text:p text:style-name="Text_20_body">三观正常，熟练使用软件，能明辨是非</text:p>
          </table:table-cell>
        </table:table-row>
        <table:table-row table:style-name="表格6.3">
          <table:table-cell table:style-name="表格6.A3" office:value-type="string">
            <text:p text:style-name="Text_20_body">高级用户</text:p>
          </table:table-cell>
          <table:table-cell table:style-name="表格6.B3" office:value-type="string">
            <text:p text:style-name="Text_20_body">各个行业的大牛（娱乐明星，技术大牛，科学家，教育家等等）</text:p>
          </table:table-cell>
          <table:table-cell table:style-name="表格6.A3" office:value-type="string">
            <text:p text:style-name="Text_20_body">无</text:p>
          </table:table-cell>
          <table:table-cell table:style-name="表格6.A3" office:value-type="string">
            <text:p text:style-name="Text_20_body">袁某某</text:p>
          </table:table-cell>
          <table:table-cell table:style-name="表格6.E3" office:value-type="string">
            <text:p text:style-name="Text_20_body">在各个行业取得一定成就的人，上传视频将会被首先推送，他们将会吸引更多的人成为该软件的用户，比如明星吸引粉丝，技术大牛吸引对该技术有兴趣的人等等。</text:p>
          </table:table-cell>
        </table:table-row>
        <table:table-row>
          <table:table-cell table:style-name="表格6.A7" table:number-rows-spanned="4" office:value-type="string">
            <text:p text:style-name="Text_20_body"/>
            <text:p text:style-name="Text_20_body"><text:soft-page-break/></text:p>
            <text:p text:style-name="Text_20_body">普通用户</text:p>
          </table:table-cell>
          <table:table-cell table:style-name="表格6.B7" table:number-rows-spanned="4" office:value-type="string">
            <text:p text:style-name="Text_20_body">各行各业，各个年龄<text:soft-page-break/>段的普通人，通过自己的各种有趣的视频吸引他人关注</text:p>
          </table:table-cell>
          <table:table-cell table:style-name="表格6.C4" office:value-type="string">
            <text:p text:style-name="Text_20_body">18岁以下</text:p>
          </table:table-cell>
          <table:table-cell table:style-name="表格6.D4" office:value-type="string">
            <text:p text:style-name="Text_20_body">张某某</text:p>
          </table:table-cell>
          <table:table-cell table:style-name="表格6.E4" office:value-type="string">
            <text:p text:style-name="Text_20_body">受到监护人的管制，并且限定其使用该软件的时间。</text:p>
          </table:table-cell>
        </table:table-row>
        <table:table-row table:style-name="表格6.1">
          <table:covered-table-cell/>
          <table:covered-table-cell/>
          <table:table-cell table:style-name="表格6.C5" office:value-type="string">
            <text:p text:style-name="Text_20_body">18-25岁</text:p>
          </table:table-cell>
          <table:table-cell table:style-name="表格6.D5" office:value-type="string">
            <text:p text:style-name="Text_20_body">李某某</text:p>
          </table:table-cell>
          <table:table-cell table:style-name="表格6.E5" office:value-type="string">
            <text:p text:style-name="Text_20_body">这个年龄段的大部分人拥有更强的学习能力，拥有更多的技能，也有更多好奇心。</text:p>
            <text:p text:style-name="Text_20_body">软件的主要用户，软件提供平台让他们在闲暇之于认识同龄人，更好的学习，扩展视野</text:p>
          </table:table-cell>
        </table:table-row>
        <table:table-row table:style-name="表格6.1">
          <table:covered-table-cell/>
          <table:covered-table-cell/>
          <table:table-cell table:style-name="表格6.C6" office:value-type="string">
            <text:p text:style-name="Text_20_body">25-35岁</text:p>
          </table:table-cell>
          <table:table-cell table:style-name="表格6.D6" office:value-type="string">
            <text:p text:style-name="Text_20_body">杨某某</text:p>
          </table:table-cell>
          <table:table-cell table:style-name="表格6.E6" office:value-type="string">
            <text:p text:style-name="Text_20_body">软件的主要用户，软件提供给他们新的平台，让他们更好的交友，学习技能，展现技能</text:p>
          </table:table-cell>
        </table:table-row>
        <table:table-row table:style-name="表格6.1">
          <table:covered-table-cell/>
          <table:covered-table-cell/>
          <table:table-cell table:style-name="表格6.A2" office:value-type="string">
            <text:p text:style-name="Text_20_body">35岁以上</text:p>
          </table:table-cell>
          <table:table-cell table:style-name="表格6.A2" office:value-type="string">
            <text:p text:style-name="Text_20_body">马某某</text:p>
          </table:table-cell>
          <table:table-cell table:style-name="表格6.A2" office:value-type="string">
            <text:p text:style-name="Text_20_body">因他人而对软件产生兴趣</text:p>
          </table:table-cell>
        </table:table-row>
      </table:table>
      <text:list xml:id="list122654850724400" text:continue-numbering="true" text:style-name="Outline">
        <text:list-item>
          <text:list>
            <text:list-header>
              <text:h text:style-name="P80" text:outline-level="2" text:is-list-header="true"/>
            </text:list-header>
          </text:list>
        </text:list-item>
      </text:list>
      <text:p text:style-name="P45"><text:bookmark-start text:name="__RefHeading___Toc3650_93932346"/><text:bookmark-end text:name="__RefHeading___Toc3650_93932346"/></text:p>
      <text:list xml:id="list122654922100916" text:continue-numbering="true" text:style-name="Outline">
        <text:list-item>
          <text:list>
            <text:list-item>
              <text:list>
                <text:list-header>
                  <text:h text:style-name="Heading_20_3" text:outline-level="3" text:is-list-header="true"><text:bookmark-start text:name="__RefHeading___Toc2891_1782208018"/><text:span text:style-name="T67">2.2.2</text:span>.间接用户<text:bookmark-end text:name="__RefHeading___Toc2891_1782208018"/></text:h>
                </text:list-header>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ext_20_body">用户类别</text:p>
          </table:table-cell>
          <table:table-cell table:style-name="表格8.A1" office:value-type="string">
            <text:p text:style-name="Text_20_body">备注</text:p>
          </table:table-cell>
          <table:table-cell table:style-name="表格8.A1" office:value-type="string">
            <text:p text:style-name="Text_20_body">用户代表</text:p>
          </table:table-cell>
        </table:table-row>
        <table:table-row table:style-name="表格8.1">
          <table:table-cell table:style-name="表格8.A2" office:value-type="string">
            <text:p text:style-name="Text_20_body">同类软件用户</text:p>
          </table:table-cell>
          <table:table-cell table:style-name="表格8.A2" office:value-type="string">
            <text:p text:style-name="Text_20_body">与乐闪同类型的软件</text:p>
          </table:table-cell>
          <table:table-cell table:style-name="表格8.A2" office:value-type="string">
            <text:p text:style-name="Text_20_body">张某</text:p>
          </table:table-cell>
        </table:table-row>
      </table:table>
      <text:p text:style-name="P7"/>
      <text:p text:style-name="P6"/>
      <text:list xml:id="list122656454129433" text:continue-numbering="true" text:style-name="Outline">
        <text:list-item>
          <text:list>
            <text:list-header>
              <text:h text:style-name="Heading_20_2" text:outline-level="2" text:is-list-header="true"><text:bookmark-start text:name="__RefHeading___Toc13234_1649206321"/><text:span text:style-name="T67">2.3</text:span>关键涉众和用户需求<text:bookmark-end text:name="__RefHeading___Toc13234_1649206321"/></text:h>
            </text:list-header>
          </text:list>
        </text:list-item>
      </text:list>
      <text:p text:style-name="Text_20_body"><text:s/><text:span text:style-name="T36">在开展专题研讨会后，确定了如下几个涉众和用户需求。</text:span></text:p>
      <text:p text:style-name="Text_20_body"><text:tab/><text:span text:style-name="T36">从</text:span><text:span text:style-name="T41">普通/高级用户</text:span><text:span text:style-name="T36">角度：</text:span></text:p>
      <text:p text:style-name="Text_20_body"><text:tab/><text:tab/>——整个软件应该可以提供上传视频<text:span text:style-name="T36">，下载视频，在线浏览视频的基本功能</text:span></text:p>
      <text:p text:style-name="Text_20_body"><text:tab/><text:tab/>——<text:span text:style-name="T37">在帐号密码遗失过后，可以找回密码或帐号</text:span></text:p>
      <text:p text:style-name="Text_20_body"><text:tab/><text:tab/>——可以简单<text:span text:style-name="T38">的对我所拍摄的短视频进行编辑和美化</text:span></text:p>
      <text:p text:style-name="Text_20_body"><text:tab/><text:tab/>——<text:span text:style-name="T39">我希望可以拍出更美的自己</text:span></text:p>
      <text:p text:style-name="Text_20_body"><text:tab/><text:span text:style-name="T36">从广告商角度：</text:span></text:p>
      <text:p text:style-name="Text_20_body"><text:tab/><text:tab/>——这个软件需要留有能够投放广告<text:span text:style-name="T36">的应用显示区域</text:span></text:p>
      <text:p text:style-name="Text_20_body"><text:tab/><text:tab/>——尽可能<text:span text:style-name="T40">的让用户点击这个广告，以此产生广告效益</text:span></text:p>
      <text:p text:style-name="Text_20_body"><text:tab/><text:span text:style-name="T29">从投资商角度：</text:span></text:p>
      <text:p text:style-name="Text_20_body"><text:tab/><text:tab/>——提供能够吸引用户使用<text:span text:style-name="T29">的产品</text:span></text:p>
      <text:p text:style-name="Text_20_body"><text:tab/><text:tab/>——提供<text:span text:style-name="T29">与市场同类产品所不具有的显著特性</text:span></text:p>
      <text:p text:style-name="Text_20_body"><text:tab/><text:tab/>——可以轻易<text:span text:style-name="T29">的使用和展示</text:span></text:p>
      <text:p text:style-name="Text_20_body"><text:tab/><text:tab/>——<text:span text:style-name="T29">较高的利润，较低的成本控制</text:span></text:p>
      <text:p text:style-name="P51"/>
      <text:p text:style-name="P51"/>
      <text:list xml:id="list122655434965303" text:continue-numbering="true" text:style-name="Outline">
        <text:list-item>
          <text:list>
            <text:list-header>
              <text:h text:style-name="Heading_20_2" text:outline-level="2" text:is-list-header="true"><text:bookmark-start text:name="__RefHeading___Toc3433_1782208018"/>2.<text:span text:style-name="T67">4</text:span>竞争与替代品<text:bookmark-end text:name="__RefHeading___Toc3433_1782208018"/></text:h>
              <text:list text:continue-numbering="true">
                <text:list-header>
                  <text:h text:style-name="Heading_20_3" text:outline-level="3" text:is-list-header="true"><text:bookmark-start text:name="__RefHeading___Toc3435_1782208018"/><text:soft-page-break/>2.4.1 以抖音为代表的短视频应用<text:bookmark-end text:name="__RefHeading___Toc3435_1782208018"/></text:h>
                  <text:h text:style-name="Heading_20_3" text:outline-level="3" text:is-list-header="true"><text:bookmark-start text:name="__RefHeading___Toc3437_1782208018"/>2.4.2以QQ等为代表的交友软件<text:bookmark-end text:name="__RefHeading___Toc3437_1782208018"/></text:h>
                </text:list-header>
              </text:list>
            </text:list-header>
          </text:list>
        </text:list-item>
      </text:list>
      <text:p text:style-name="Text_20_body"/>
      <text:p text:style-name="Text_20_body"/>
      <text:p text:style-name="P51"/>
      <text:list xml:id="list122656412569413" text:continue-numbering="true" text:style-name="Outline">
        <text:list-header>
          <text:h text:style-name="Heading_20_1" text:outline-level="1" text:is-list-header="true"><text:bookmark-start text:name="__RefHeading___Toc3439_1782208018"/><text:span text:style-name="T67">3.</text:span>产品简介<text:bookmark-end text:name="__RefHeading___Toc3439_1782208018"/></text:h>
          <text:list text:continue-numbering="true">
            <text:list-header>
              <text:h text:style-name="P81" text:outline-level="2" text:is-list-header="true"><text:bookmark-start text:name="__RefHeading___Toc3441_1782208018"/>3.1 产品前景<text:bookmark-end text:name="__RefHeading___Toc3441_1782208018"/></text:h>
            </text:list-header>
          </text:list>
        </text:list-header>
      </text:list>
      <text:p text:style-name="P20">一款独立的短视频应用程序，在PC端，手机都可使用。</text:p>
      <text:p text:style-name="P51"/>
      <text:list xml:id="list122654522899006" text:continue-numbering="true" text:style-name="Outline">
        <text:list-item>
          <text:list>
            <text:list-header>
              <text:h text:style-name="Heading_20_2" text:outline-level="2" text:is-list-header="true"><text:bookmark-start text:name="__RefHeading___Toc3259_1373992084"/><text:span text:style-name="T68">3.2</text:span>产品定位陈述<text:span text:style-name="T13"> <text:s text:c="2"/></text:span><text:bookmark-end text:name="__RefHeading___Toc3259_1373992084"/></text:h>
            </text:list-header>
          </text:list>
        </text:list-item>
      </text:list>
      <table:table table:name="表格3" table:style-name="表格3">
        <table:table-column table:style-name="表格3.A"/>
        <table:table-column table:style-name="表格3.B"/>
        <table:table-row>
          <table:table-cell table:style-name="表格3.A1" office:value-type="string">
            <text:p text:style-name="P11">for<text:span text:style-name="T30">（为）</text:span></text:p>
          </table:table-cell>
          <table:table-cell table:style-name="表格3.B1" office:value-type="string">
            <text:p text:style-name="P12">主要针对学习或者工作压力大的年轻人群体</text:p>
          </table:table-cell>
        </table:table-row>
        <table:table-row>
          <table:table-cell table:style-name="表格3.A2" office:value-type="string">
            <text:p text:style-name="P11">who<text:span text:style-name="T30">（谁）</text:span></text:p>
          </table:table-cell>
          <table:table-cell table:style-name="表格3.B2" office:value-type="string">
            <text:p text:style-name="P11">希望能够提<text:span text:style-name="T31">供符合年轻人娱乐特性的产品（即即时性，简洁性）</text:span></text:p>
          </table:table-cell>
        </table:table-row>
        <table:table-row>
          <table:table-cell table:style-name="表格3.A2" office:value-type="string">
            <text:p text:style-name="P43">the<text:span text:style-name="T30">（产品名）</text:span></text:p>
          </table:table-cell>
          <table:table-cell table:style-name="表格3.B2" office:value-type="string">
            <text:p text:style-name="P11">一个<text:span text:style-name="T32">“乐闪”短视频APP</text:span></text:p>
          </table:table-cell>
        </table:table-row>
        <table:table-row>
          <table:table-cell table:style-name="表格3.A2" office:value-type="string">
            <text:p text:style-name="P11">That<text:span text:style-name="T30">（它）</text:span></text:p>
          </table:table-cell>
          <table:table-cell table:style-name="表格3.B2" office:value-type="string">
            <text:p text:style-name="P11">带来<text:span text:style-name="T32">与以往不同的娱乐体验，活跃的互联网人员群体，促进该软件的传播</text:span></text:p>
          </table:table-cell>
        </table:table-row>
        <table:table-row>
          <table:table-cell table:style-name="表格3.A2" office:value-type="string">
            <text:p text:style-name="P11">Unlike<text:span text:style-name="T33">（不像）</text:span></text:p>
          </table:table-cell>
          <table:table-cell table:style-name="表格3.B2" office:value-type="string">
            <text:p text:style-name="P11">腾讯视频几年前<text:span text:style-name="T34">的“微视”</text:span></text:p>
          </table:table-cell>
        </table:table-row>
        <table:table-row>
          <table:table-cell table:style-name="表格3.A2" office:value-type="string">
            <text:p text:style-name="P13">Our product（产品）</text:p>
          </table:table-cell>
          <table:table-cell table:style-name="表格3.B2" office:value-type="string">
            <text:p text:style-name="P11">基于已有<text:span text:style-name="T35">4G网速，较短的视频时间，方便的浏览方式</text:span></text:p>
          </table:table-cell>
        </table:table-row>
      </table:table>
      <text:list xml:id="list122654851383490" text:continue-numbering="true" text:style-name="Outline">
        <text:list-item>
          <text:list>
            <text:list-header>
              <text:h text:style-name="Heading_20_2" text:outline-level="2" text:is-list-header="true"><text:bookmark-start text:name="__RefHeading___Toc3261_1373992084"/><text:s/><text:span text:style-name="T68">3.3能力总结</text:span><text:bookmark-end text:name="__RefHeading___Toc3261_1373992084"/></text:h>
            </text:list-header>
          </text:list>
        </text:list-item>
      </text:list>
      <text:p text:style-name="P44">全称：“乐闪”短视频APP，该系统必须利用好已有的移动网速条件下，此处要求移动数据网络至少<text:span text:style-name="T42">4Mbps</text:span>（即大概400Kbits/s以上的下载速度）。软件提供<text:span text:style-name="T43">给用户观看短视频，上传短视频，下载短视频的基本功能，后期需要添加关注，粉丝，聊天的功能，产品</text:span>特点如下：</text:p>
      <text:p text:style-name="P52"><text:tab/>——这不是一个视频播放器，且并不提供常见视频资源的点播功能（参考爱奇艺<text:span text:style-name="T43">、优酷等</text:span>）</text:p>
      <text:p text:style-name="P52"><text:tab/>——项目<text:span text:style-name="T43">的后期版本包含一个关注子系统（参考，微博）</text:span></text:p>
      <text:p text:style-name="P53"><text:span text:style-name="T70"><text:tab/>——一个简单</text:span><text:span text:style-name="T71">的在线聊天工具（参考，QQ，微信）</text:span></text:p>
      <text:list xml:id="list122654897414931" text:continue-numbering="true" text:style-name="Outline">
        <text:list-item>
          <text:list>
            <text:list-item>
              <text:list>
                <text:list-header>
                  <text:h text:style-name="Heading_20_3" text:outline-level="3" text:is-list-header="true"/>
                </text:list-header>
              </text:list>
              <text:h text:style-name="Heading_20_2" text:outline-level="2" text:is-list-header="true"><text:bookmark-start text:name="__RefHeading___Toc3443_1782208018"/>3.4假定和依赖关系<text:bookmark-end text:name="__RefHeading___Toc3443_1782208018"/></text:h>
              <text:list text:continue-numbering="true">
                <text:list-header>
                  <text:h text:style-name="P88" text:outline-level="3" text:is-list-header="true"><text:bookmark-start text:name="__RefHeading___Toc3445_1782208018"/>3.4.1指定硬件<text:bookmark-end text:name="__RefHeading___Toc3445_1782208018"/></text:h>
                </text:list-header>
              </text:list>
            </text:list-item>
          </text:list>
        </text:list-item>
      </text:list>
      <text:list xml:id="list1282816653" text:style-name="L2">
        <text:list-item>
          <text:list>
            <text:list-item>
              <text:list>
                <text:list-item>
                  <text:p text:style-name="P67">Android系统</text:p>
                </text:list-item>
                <text:list-item>
                  <text:p text:style-name="P67">linux操作系统</text:p>
                </text:list-item>
              </text:list>
            </text:list-item>
          </text:list>
        </text:list-item>
      </text:list>
      <text:list xml:id="list122655196929107" text:continue-list="list122654897414931" text:style-name="Outline">
        <text:list-item>
          <text:list>
            <text:list-header>
              <text:h text:style-name="P82" text:outline-level="2" text:is-list-header="true"><text:bookmark-start text:name="__RefHeading___Toc3447_1782208018"/>3.5成本及定价<text:bookmark-end text:name="__RefHeading___Toc3447_1782208018"/></text:h>
            </text:list-header>
          </text:list>
        </text:list-item>
      </text:list>
      <text:p text:style-name="P27">暂无</text:p>
      <text:list xml:id="list122656204664211" text:continue-numbering="true" text:style-name="Outline">
        <text:list-header>
          <text:h text:style-name="P74" text:outline-level="1" text:is-list-header="true"><text:bookmark-start text:name="__RefHeading___Toc3449_1782208018"/><text:soft-page-break/>4.特性<text:bookmark-end text:name="__RefHeading___Toc3449_1782208018"/></text:h>
          <text:list text:continue-numbering="true">
            <text:list-header>
              <text:h text:style-name="P83" text:outline-level="2" text:is-list-header="true"><text:bookmark-start text:name="__RefHeading___Toc3469_1782208018"/>4.1<text:span text:style-name="T68">特性</text:span>详情<text:bookmark-end text:name="__RefHeading___Toc3469_1782208018"/></text:h>
            </text:list-header>
          </text:list>
        </text:list-header>
      </text:list>
      <text:p text:style-name="P8"/>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21">序号</text:p>
          </table:table-cell>
          <table:table-cell table:style-name="表格1.A1" office:value-type="string">
            <text:p text:style-name="P21">特性</text:p>
          </table:table-cell>
          <table:table-cell table:style-name="表格1.A1" office:value-type="string">
            <text:p text:style-name="P48"><text:s text:c="5"/>优先级</text:p>
          </table:table-cell>
          <table:table-cell table:style-name="表格1.A1" office:value-type="string">
            <text:p text:style-name="P48"><text:s text:c="2"/>目标发布</text:p>
          </table:table-cell>
          <table:table-cell table:style-name="表格1.A1" office:value-type="string">
            <text:p text:style-name="P48">分配</text:p>
          </table:table-cell>
        </table:table-row>
        <table:table-row>
          <table:table-cell table:style-name="表格1.A2" office:value-type="float" office:value="1">
            <text:p text:style-name="P25">1</text:p>
          </table:table-cell>
          <table:table-cell table:style-name="表格1.B2" office:value-type="string">
            <text:p text:style-name="P21">注册登录账户<text:span text:style-name="T44">的渠道</text:span></text:p>
          </table:table-cell>
          <table:table-cell table:style-name="表格1.C2" office:value-type="string">
            <text:p text:style-name="P21">关键的</text:p>
          </table:table-cell>
          <table:table-cell table:style-name="表格1.D2" office:value-type="string">
            <text:p text:style-name="P46"><text:s text:c="2"/>初次迭代</text:p>
          </table:table-cell>
          <table:table-cell table:style-name="表格1.E2" office:value-type="string">
            <text:p text:style-name="P46"/>
          </table:table-cell>
        </table:table-row>
        <table:table-row>
          <table:table-cell table:style-name="表格1.A2" office:value-type="float" office:value="2">
            <text:p text:style-name="P25">2</text:p>
          </table:table-cell>
          <table:table-cell table:style-name="表格1.B3" office:value-type="string">
            <text:p text:style-name="P29">上传视频</text:p>
          </table:table-cell>
          <table:table-cell table:style-name="表格1.C3" office:value-type="string">
            <text:p text:style-name="P21">关键的</text:p>
          </table:table-cell>
          <table:table-cell table:style-name="表格1.D3" office:value-type="string">
            <text:p text:style-name="P47"><text:s text:c="2"/>初次迭代</text:p>
          </table:table-cell>
          <table:table-cell table:style-name="表格1.E3" office:value-type="string">
            <text:p text:style-name="P47"/>
          </table:table-cell>
        </table:table-row>
        <table:table-row>
          <table:table-cell table:style-name="表格1.A2" office:value-type="float" office:value="3">
            <text:p text:style-name="P57">3</text:p>
          </table:table-cell>
          <table:table-cell table:style-name="表格1.B4" office:value-type="string">
            <text:p text:style-name="P46"><text:s text:c="4"/>下载中断<text:span text:style-name="T44">，支持断点续传</text:span></text:p>
          </table:table-cell>
          <table:table-cell table:style-name="表格1.C4" office:value-type="string">
            <text:p text:style-name="P46"><text:s text:c="4"/>重要的</text:p>
          </table:table-cell>
          <table:table-cell table:style-name="表格1.D4" office:value-type="string">
            <text:p text:style-name="P46">暂定</text:p>
          </table:table-cell>
          <table:table-cell table:style-name="表格1.E4" office:value-type="string">
            <text:p text:style-name="P46"/>
          </table:table-cell>
        </table:table-row>
        <table:table-row>
          <table:table-cell table:style-name="表格1.A2" office:value-type="float" office:value="4">
            <text:p text:style-name="P25">4</text:p>
          </table:table-cell>
          <table:table-cell table:style-name="表格1.B5" office:value-type="string">
            <text:p text:style-name="P21">下载路径<text:span text:style-name="T45">的自由选择</text:span></text:p>
          </table:table-cell>
          <table:table-cell table:style-name="表格1.C5" office:value-type="string">
            <text:p text:style-name="P21">有用的</text:p>
          </table:table-cell>
          <table:table-cell table:style-name="表格1.D5" office:value-type="string">
            <text:p text:style-name="P46">暂定</text:p>
          </table:table-cell>
          <table:table-cell table:style-name="表格1.E5" office:value-type="string">
            <text:p text:style-name="P21"/>
          </table:table-cell>
        </table:table-row>
        <table:table-row>
          <table:table-cell table:style-name="表格1.A2" office:value-type="float" office:value="5">
            <text:p text:style-name="P25">5</text:p>
          </table:table-cell>
          <table:table-cell table:style-name="表格1.B6" office:value-type="string">
            <text:p text:style-name="P21">编辑视频<text:span text:style-name="T46">时有备选的背景音乐</text:span></text:p>
          </table:table-cell>
          <table:table-cell table:style-name="表格1.C6" office:value-type="string">
            <text:p text:style-name="P21">有用的</text:p>
          </table:table-cell>
          <table:table-cell table:style-name="表格1.D6" office:value-type="string">
            <text:p text:style-name="P46">暂定</text:p>
          </table:table-cell>
          <table:table-cell table:style-name="表格1.E6" office:value-type="string">
            <text:p text:style-name="P21"/>
          </table:table-cell>
        </table:table-row>
        <table:table-row>
          <table:table-cell table:style-name="表格1.A2" office:value-type="float" office:value="6">
            <text:p text:style-name="P25">6</text:p>
          </table:table-cell>
          <table:table-cell table:style-name="表格1.B7" office:value-type="string">
            <text:p text:style-name="P14">实时视频浏览</text:p>
          </table:table-cell>
          <table:table-cell table:style-name="表格1.C7" office:value-type="string">
            <text:p text:style-name="P16">关键的</text:p>
          </table:table-cell>
          <table:table-cell table:style-name="表格1.D7" office:value-type="string">
            <text:p text:style-name="P14"/>
          </table:table-cell>
          <table:table-cell table:style-name="表格1.E7" office:value-type="string">
            <text:p text:style-name="P14"/>
          </table:table-cell>
        </table:table-row>
        <table:table-row>
          <table:table-cell table:style-name="表格1.A2" office:value-type="float" office:value="7">
            <text:p text:style-name="P25">7</text:p>
          </table:table-cell>
          <table:table-cell table:style-name="表格1.B8" office:value-type="string">
            <text:p text:style-name="P30">个人主页的窗口</text:p>
          </table:table-cell>
          <table:table-cell table:style-name="表格1.C8" office:value-type="string">
            <text:p text:style-name="P14">重要的</text:p>
          </table:table-cell>
          <table:table-cell table:style-name="表格1.D8" office:value-type="string">
            <text:p text:style-name="P49">初次迭代</text:p>
          </table:table-cell>
          <table:table-cell table:style-name="表格1.E8" office:value-type="string">
            <text:p text:style-name="P49"/>
          </table:table-cell>
        </table:table-row>
        <table:table-row>
          <table:table-cell table:style-name="表格1.A2" office:value-type="float" office:value="8">
            <text:p text:style-name="P25">8</text:p>
          </table:table-cell>
          <table:table-cell table:style-name="表格1.B9" office:value-type="string">
            <text:p text:style-name="P14">帐号注销<text:span text:style-name="T47">和切换的入口</text:span></text:p>
          </table:table-cell>
          <table:table-cell table:style-name="表格1.C9" office:value-type="string">
            <text:p text:style-name="P15">重要的</text:p>
          </table:table-cell>
          <table:table-cell table:style-name="表格1.D9" office:value-type="string">
            <text:p text:style-name="P49">初次迭代</text:p>
          </table:table-cell>
          <table:table-cell table:style-name="表格1.E9" office:value-type="string">
            <text:p text:style-name="P49"/>
          </table:table-cell>
        </table:table-row>
        <table:table-row>
          <table:table-cell table:style-name="表格1.A2" office:value-type="float" office:value="9">
            <text:p text:style-name="P25">9</text:p>
          </table:table-cell>
          <table:table-cell table:style-name="表格1.B10" office:value-type="string">
            <text:p text:style-name="P14">关注人数<text:span text:style-name="T48">和粉丝人数的显示</text:span></text:p>
          </table:table-cell>
          <table:table-cell table:style-name="表格1.C10" office:value-type="string">
            <text:p text:style-name="P15">重要的</text:p>
          </table:table-cell>
          <table:table-cell table:style-name="表格1.D10" office:value-type="string">
            <text:p text:style-name="P50">初次迭代</text:p>
          </table:table-cell>
          <table:table-cell table:style-name="表格1.E10" office:value-type="string">
            <text:p text:style-name="P15"/>
          </table:table-cell>
        </table:table-row>
        <table:table-row>
          <table:table-cell table:style-name="表格1.A2" office:value-type="float" office:value="10">
            <text:p text:style-name="P25">10</text:p>
          </table:table-cell>
          <table:table-cell table:style-name="表格1.B11" office:value-type="string">
            <text:p text:style-name="P14">提供<text:span text:style-name="T49">当忘记密码时找回密码的功能</text:span></text:p>
          </table:table-cell>
          <table:table-cell table:style-name="表格1.C11" office:value-type="string">
            <text:p text:style-name="P15">关键的</text:p>
          </table:table-cell>
          <table:table-cell table:style-name="表格1.D11" office:value-type="string">
            <text:p text:style-name="P16">暂定</text:p>
          </table:table-cell>
          <table:table-cell table:style-name="表格1.E11" office:value-type="string">
            <text:p text:style-name="P16"/>
          </table:table-cell>
        </table:table-row>
        <table:table-row>
          <table:table-cell table:style-name="表格1.A2" office:value-type="float" office:value="11">
            <text:p text:style-name="P25">11</text:p>
          </table:table-cell>
          <table:table-cell table:style-name="表格1.B12" office:value-type="string">
            <text:p text:style-name="P14">显示用户<text:span text:style-name="T50">的个性签名</text:span></text:p>
          </table:table-cell>
          <table:table-cell table:style-name="表格1.C12" office:value-type="string">
            <text:p text:style-name="P15">有用的</text:p>
          </table:table-cell>
          <table:table-cell table:style-name="表格1.D12" office:value-type="string">
            <text:p text:style-name="P49">初次迭代</text:p>
          </table:table-cell>
          <table:table-cell table:style-name="表格1.E12" office:value-type="string">
            <text:p text:style-name="P49"/>
          </table:table-cell>
        </table:table-row>
        <table:table-row>
          <table:table-cell table:style-name="表格1.A2" office:value-type="float" office:value="12">
            <text:p text:style-name="P25">12</text:p>
          </table:table-cell>
          <table:table-cell table:style-name="表格1.B13" office:value-type="string">
            <text:p text:style-name="P14">方便管理员审阅<text:span text:style-name="T51">的接口</text:span></text:p>
          </table:table-cell>
          <table:table-cell table:style-name="表格1.C13" office:value-type="string">
            <text:p text:style-name="P15">有用的</text:p>
          </table:table-cell>
          <table:table-cell table:style-name="表格1.D13" office:value-type="string">
            <text:p text:style-name="P16">暂定</text:p>
          </table:table-cell>
          <table:table-cell table:style-name="表格1.E13" office:value-type="string">
            <text:p text:style-name="P16"/>
          </table:table-cell>
        </table:table-row>
        <table:table-row>
          <table:table-cell table:style-name="表格1.A2" office:value-type="float" office:value="13">
            <text:p text:style-name="P25">13</text:p>
          </table:table-cell>
          <table:table-cell table:style-name="表格1.B14" office:value-type="string">
            <text:p text:style-name="P14">按照关键词搜索用户</text:p>
          </table:table-cell>
          <table:table-cell table:style-name="表格1.C14" office:value-type="string">
            <text:p text:style-name="P15">有用的</text:p>
          </table:table-cell>
          <table:table-cell table:style-name="表格1.D14" office:value-type="string">
            <text:p text:style-name="P16">暂定</text:p>
          </table:table-cell>
          <table:table-cell table:style-name="表格1.E14" office:value-type="string">
            <text:p text:style-name="P16"/>
          </table:table-cell>
        </table:table-row>
        <table:table-row>
          <table:table-cell table:style-name="表格1.A2" office:value-type="float" office:value="14">
            <text:p text:style-name="P25">14</text:p>
          </table:table-cell>
          <table:table-cell table:style-name="表格1.B15" office:value-type="string">
            <text:p text:style-name="P14">页面明暗<text:span text:style-name="T44">可随用户喜好设置</text:span></text:p>
          </table:table-cell>
          <table:table-cell table:style-name="表格1.C15" office:value-type="string">
            <text:p text:style-name="P15">有用的</text:p>
          </table:table-cell>
          <table:table-cell table:style-name="表格1.D15" office:value-type="string">
            <text:p text:style-name="P49">初次迭代</text:p>
          </table:table-cell>
          <table:table-cell table:style-name="表格1.E15" office:value-type="string">
            <text:p text:style-name="P49"/>
          </table:table-cell>
        </table:table-row>
        <table:table-row table:style-name="表格1.16">
          <table:table-cell table:style-name="表格1.A2" office:value-type="float" office:value="15">
            <text:p text:style-name="P25">15</text:p>
          </table:table-cell>
          <table:table-cell table:style-name="表格1.B16" office:value-type="string">
            <text:p text:style-name="P14">任何<text:span text:style-name="T52">人都可以轻松上手</text:span></text:p>
          </table:table-cell>
          <table:table-cell table:style-name="表格1.C16" office:value-type="string">
            <text:p text:style-name="P15">关键的</text:p>
          </table:table-cell>
          <table:table-cell table:style-name="表格1.D16" office:value-type="string">
            <text:p text:style-name="P16">暂定</text:p>
          </table:table-cell>
          <table:table-cell table:style-name="表格1.E16" office:value-type="string">
            <text:p text:style-name="P16"/>
          </table:table-cell>
        </table:table-row>
        <table:table-row>
          <table:table-cell table:style-name="表格1.A2" office:value-type="float" office:value="16">
            <text:p text:style-name="P25">16</text:p>
          </table:table-cell>
          <table:table-cell table:style-name="表格1.B17" office:value-type="string">
            <text:p text:style-name="P31">可以关注自己喜欢<text:span text:style-name="T53">的高流量用户</text:span></text:p>
          </table:table-cell>
          <table:table-cell table:style-name="表格1.C17" office:value-type="string">
            <text:p text:style-name="P15">有用的</text:p>
          </table:table-cell>
          <table:table-cell table:style-name="表格1.D17" office:value-type="string">
            <text:p text:style-name="P49">初次迭代</text:p>
          </table:table-cell>
          <table:table-cell table:style-name="表格1.E17" office:value-type="string">
            <text:p text:style-name="P49"/>
          </table:table-cell>
        </table:table-row>
        <table:table-row table:style-name="表格1.18">
          <table:table-cell table:style-name="表格1.A2" office:value-type="float" office:value="17">
            <text:p text:style-name="P24">17</text:p>
          </table:table-cell>
          <table:table-cell table:style-name="表格1.B18" office:value-type="string">
            <text:p text:style-name="P14">智能推送<text:span text:style-name="T54">给用户经常观看的类似视频</text:span></text:p>
          </table:table-cell>
          <table:table-cell table:style-name="表格1.C18" office:value-type="string">
            <text:p text:style-name="P15">有用的</text:p>
          </table:table-cell>
          <table:table-cell table:style-name="表格1.D18" office:value-type="string">
            <text:p text:style-name="P16">暂定</text:p>
          </table:table-cell>
          <table:table-cell table:style-name="表格1.E18" office:value-type="string">
            <text:p text:style-name="P16"/>
          </table:table-cell>
        </table:table-row>
        <table:table-row>
          <table:table-cell table:style-name="表格1.A2" office:value-type="float" office:value="18">
            <text:p text:style-name="P24">18</text:p>
          </table:table-cell>
          <table:table-cell table:style-name="表格1.B19" office:value-type="string">
            <text:p text:style-name="P32">能够发送消息给其他用户</text:p>
          </table:table-cell>
          <table:table-cell table:style-name="表格1.C19" office:value-type="string">
            <text:p text:style-name="P15">关键的</text:p>
          </table:table-cell>
          <table:table-cell table:style-name="表格1.D19" office:value-type="string">
            <text:p text:style-name="P16">暂定</text:p>
          </table:table-cell>
          <table:table-cell table:style-name="表格1.E19" office:value-type="string">
            <text:p text:style-name="P16"/>
          </table:table-cell>
        </table:table-row>
        <table:table-row table:style-name="表格1.20">
          <table:table-cell table:style-name="表格1.A2" office:value-type="float" office:value="19">
            <text:p text:style-name="P24">19</text:p>
          </table:table-cell>
          <table:table-cell table:style-name="表格1.B20" office:value-type="string">
            <text:p text:style-name="P14">短视频<text:span text:style-name="T55">的时间限制</text:span></text:p>
          </table:table-cell>
          <table:table-cell table:style-name="表格1.C20" office:value-type="string">
            <text:p text:style-name="P15">关键的</text:p>
          </table:table-cell>
          <table:table-cell table:style-name="表格1.D20" office:value-type="string">
            <text:p text:style-name="P16">初次迭代</text:p>
          </table:table-cell>
          <table:table-cell table:style-name="表格1.E20" office:value-type="string">
            <text:p text:style-name="P16"/>
          </table:table-cell>
        </table:table-row>
        <table:table-row>
          <table:table-cell table:style-name="表格1.A2" office:value-type="float" office:value="20">
            <text:p text:style-name="P24">20</text:p>
          </table:table-cell>
          <table:table-cell table:style-name="表格1.B21" office:value-type="string">
            <text:p text:style-name="P14">可以编辑我所要上传的视频</text:p>
          </table:table-cell>
          <table:table-cell table:style-name="表格1.C21" office:value-type="string">
            <text:p text:style-name="P15">有用的</text:p>
          </table:table-cell>
          <table:table-cell table:style-name="表格1.D21" office:value-type="string">
            <text:p text:style-name="P16">暂定</text:p>
          </table:table-cell>
          <table:table-cell table:style-name="表格1.E21" office:value-type="string">
            <text:p text:style-name="P16"/>
          </table:table-cell>
        </table:table-row>
        <table:table-row>
          <table:table-cell table:style-name="表格1.A2" office:value-type="float" office:value="21">
            <text:p text:style-name="P23">21</text:p>
          </table:table-cell>
          <table:table-cell table:style-name="表格1.B22" office:value-type="string">
            <text:p text:style-name="P22">对自己喜欢的视频点赞和评论</text:p>
          </table:table-cell>
          <table:table-cell table:style-name="表格1.C22" office:value-type="string">
            <text:p text:style-name="P15">重要的</text:p>
          </table:table-cell>
          <table:table-cell table:style-name="表格1.D22" office:value-type="string">
            <text:p text:style-name="P16">暂定</text:p>
          </table:table-cell>
          <table:table-cell table:style-name="表格1.E22" office:value-type="string">
            <text:p text:style-name="P16"/>
          </table:table-cell>
        </table:table-row>
        <text:soft-page-break/>
        <table:table-row table:style-name="表格1.23">
          <table:table-cell table:style-name="表格1.A2" office:value-type="float" office:value="22">
            <text:p text:style-name="P23">22</text:p>
          </table:table-cell>
          <table:table-cell table:style-name="表格1.B23" office:value-type="string">
            <text:p text:style-name="P14">能够收藏喜欢<text:span text:style-name="T56">的视频</text:span></text:p>
          </table:table-cell>
          <table:table-cell table:style-name="表格1.C23" office:value-type="string">
            <text:p text:style-name="P15">有用的</text:p>
          </table:table-cell>
          <table:table-cell table:style-name="表格1.D23" office:value-type="string">
            <text:p text:style-name="P16">暂定</text:p>
          </table:table-cell>
          <table:table-cell table:style-name="表格1.E23" office:value-type="string">
            <text:p text:style-name="P16"/>
          </table:table-cell>
        </table:table-row>
        <table:table-row table:style-name="表格1.23">
          <table:table-cell table:style-name="表格1.A2" office:value-type="float" office:value="23">
            <text:p text:style-name="P26">23</text:p>
          </table:table-cell>
          <table:table-cell table:style-name="表格1.B24" office:value-type="string">
            <text:p text:style-name="P14">个人资料的修改</text:p>
          </table:table-cell>
          <table:table-cell table:style-name="表格1.C24" office:value-type="string">
            <text:p text:style-name="P15">必须的</text:p>
          </table:table-cell>
          <table:table-cell table:style-name="表格1.D24" office:value-type="string">
            <text:p text:style-name="P49">初次迭代</text:p>
          </table:table-cell>
          <table:table-cell table:style-name="表格1.E24" office:value-type="string">
            <text:p text:style-name="P16"/>
          </table:table-cell>
        </table:table-row>
        <table:table-row table:style-name="表格1.23">
          <table:table-cell table:style-name="表格1.A2" office:value-type="float" office:value="24">
            <text:p text:style-name="P62">24</text:p>
          </table:table-cell>
          <table:table-cell table:style-name="表格1.B25" office:value-type="string">
            <text:p text:style-name="P71">举报违规视频</text:p>
          </table:table-cell>
          <table:table-cell table:style-name="表格1.C25" office:value-type="string">
            <text:p text:style-name="P15">必要的</text:p>
          </table:table-cell>
          <table:table-cell table:style-name="表格1.D25" office:value-type="string">
            <text:p text:style-name="P49">暂定</text:p>
          </table:table-cell>
          <table:table-cell table:style-name="表格1.E25" office:value-type="string">
            <text:p text:style-name="P16"/>
          </table:table-cell>
        </table:table-row>
        <table:table-row table:style-name="表格1.23">
          <table:table-cell table:style-name="表格1.A2" office:value-type="float" office:value="25">
            <text:p text:style-name="P62">25</text:p>
          </table:table-cell>
          <table:table-cell table:style-name="表格1.B26" office:value-type="string">
            <text:p text:style-name="P71">强制封闭帐号及视频</text:p>
          </table:table-cell>
          <table:table-cell table:style-name="表格1.C26" office:value-type="string">
            <text:p text:style-name="P15">重要的</text:p>
          </table:table-cell>
          <table:table-cell table:style-name="表格1.D26" office:value-type="string">
            <text:p text:style-name="P49">暂定</text:p>
          </table:table-cell>
          <table:table-cell table:style-name="表格1.E26" office:value-type="string">
            <text:p text:style-name="P16"/>
          </table:table-cell>
        </table:table-row>
        <table:table-row table:style-name="表格1.23">
          <table:table-cell table:style-name="表格1.A2" office:value-type="float" office:value="25">
            <text:p text:style-name="P63">25</text:p>
          </table:table-cell>
          <table:table-cell table:style-name="表格1.B27" office:value-type="string">
            <text:p text:style-name="P71">提交应用程序的bug</text:p>
          </table:table-cell>
          <table:table-cell table:style-name="表格1.C27" office:value-type="string">
            <text:p text:style-name="P15">重要的</text:p>
          </table:table-cell>
          <table:table-cell table:style-name="表格1.D27" office:value-type="string">
            <text:p text:style-name="P49">暂定</text:p>
          </table:table-cell>
          <table:table-cell table:style-name="表格1.E27" office:value-type="string">
            <text:p text:style-name="P16"/>
          </table:table-cell>
        </table:table-row>
      </table:table>
      <text:p text:style-name="P28"/>
      <text:list xml:id="list122655113165079" text:continue-list="list1282816653" text:style-name="L2">
        <text:list-header>
          <text:p text:style-name="P89"/>
        </text:list-header>
      </text:list>
      <text:list xml:id="list122655227064845" text:continue-list="list122656204664211" text:style-name="Outline">
        <text:list-header>
          <text:h text:style-name="Heading_20_1" text:outline-level="1" text:is-list-header="true"><text:bookmark-start text:name="__RefHeading___Toc13244_1649206321"/><text:span text:style-name="T72">6.</text:span>其他产品需求<text:bookmark-end text:name="__RefHeading___Toc13244_1649206321"/></text:h>
          <text:list text:continue-numbering="true">
            <text:list-header>
              <text:h text:style-name="Heading_20_2" text:outline-level="2" text:is-list-header="true"><text:bookmark-start text:name="__RefHeading___Toc3451_1782208018"/><text:span text:style-name="T58">7.1</text:span>可应用标准<text:bookmark-end text:name="__RefHeading___Toc3451_1782208018"/></text:h>
            </text:list-header>
          </text:list>
        </text:list-header>
      </text:list>
      <text:p text:style-name="Text_20_body"><text:tab/><text:tab/>由于采用<text:span text:style-name="T59">TCP/IP标准，因此必须遵循TCP/IP协议，ISDN标准，以Linux平台开发</text:span></text:p>
      <text:list xml:id="list122655384879155" text:continue-numbering="true" text:style-name="Outline">
        <text:list-item>
          <text:list>
            <text:list-header>
              <text:h text:style-name="Heading_20_2" text:outline-level="2" text:is-list-header="true"><text:bookmark-start text:name="__RefHeading___Toc3453_1782208018"/><text:span text:style-name="T69">7.2</text:span>系统需求<text:bookmark-end text:name="__RefHeading___Toc3453_1782208018"/></text:h>
            </text:list-header>
          </text:list>
        </text:list-item>
      </text:list>
      <text:p text:style-name="Text_20_body"><text:tab/><text:tab/><text:span text:style-name="T60">“乐闪”第一次交付能够部署在电脑，android平台上，采用移动互联网，也可以是wlan，支持android 4.0以上平台版本使用</text:span></text:p>
      <text:p text:style-name="P39"/>
      <text:list xml:id="list122655664443407" text:continue-numbering="true" text:style-name="Outline">
        <text:list-item>
          <text:list>
            <text:list-header>
              <text:h text:style-name="Heading_20_2" text:outline-level="2" text:is-list-header="true"><text:bookmark-start text:name="__RefHeading___Toc3455_1782208018"/><text:span text:style-name="T69">7.3</text:span>许可证、安全和安装<text:bookmark-end text:name="__RefHeading___Toc3455_1782208018"/></text:h>
            </text:list-header>
          </text:list>
        </text:list-item>
      </text:list>
      <text:p text:style-name="Text_20_body"><text:tab/><text:tab/>为了更好<text:span text:style-name="T61">的为各个用户提供服务，该软件会在征求用户同意下捕获用户的观看习惯，并会提高该类别推送。</text:span></text:p>
      <text:p text:style-name="Text_20_body"><text:tab/><text:tab/>权限依赖<text:span text:style-name="T61">：1.使用用户摄像头的权限2.读写用户存储的权限3.使用数据和wlan的权限</text:span></text:p>
      <text:list xml:id="list122654893098181" text:continue-numbering="true" text:style-name="Outline">
        <text:list-item>
          <text:list>
            <text:list-header>
              <text:h text:style-name="Heading_20_2" text:outline-level="2" text:is-list-header="true"><text:bookmark-start text:name="__RefHeading___Toc3457_1782208018"/><text:span text:style-name="T69">7.4 </text:span>性能需求<text:bookmark-end text:name="__RefHeading___Toc3457_1782208018"/></text:h>
            </text:list-header>
          </text:list>
        </text:list-item>
      </text:list>
      <text:p text:style-name="Text_20_body"><text:tab/><text:tab/>网络<text:span text:style-name="T57">带宽需求：最低需求4Mbps</text:span></text:p>
      <text:list xml:id="list122655581340105" text:continue-numbering="true" text:style-name="Outline">
        <text:list-header>
          <text:h text:style-name="P75" text:outline-level="1" text:is-list-header="true"><text:bookmark-start text:name="__RefHeading___Toc3474_1782208018"/><text:span text:style-name="T72">6</text:span>.文档需求<text:bookmark-end text:name="__RefHeading___Toc3474_1782208018"/></text:h>
          <text:list text:continue-numbering="true">
            <text:list-header>
              <text:h text:style-name="P84" text:outline-level="2" text:is-list-header="true"><text:bookmark-start text:name="__RefHeading___Toc3476_1782208018"/>6.1 在线帮助<text:bookmark-end text:name="__RefHeading___Toc3476_1782208018"/></text:h>
            </text:list-header>
          </text:list>
        </text:list-header>
      </text:list>
      <text:p text:style-name="P33">QQ:<text:span text:style-name="T73">1757696349 蒋富豪</text:span></text:p>
      <text:list xml:id="list122655162734310" text:continue-numbering="true" text:style-name="Outline">
        <text:list-item>
          <text:list>
            <text:list-header>
              <text:h text:style-name="Heading_20_2" text:outline-level="2" text:is-list-header="true"><text:bookmark-start text:name="__RefHeading___Toc3478_1782208018"/>6.2 安装指南及配置<text:bookmark-end text:name="__RefHeading___Toc3478_1782208018"/></text:h>
            </text:list-header>
          </text:list>
        </text:list-item>
      </text:list>
      <text:p text:style-name="Text_20_body">暂无</text:p>
      <text:p text:style-name="Table_20_Contents"/>
      <text:list xml:id="list122655923402094" text:continue-numbering="true" text:style-name="Outline">
        <text:list-header>
          <text:h text:style-name="P76" text:outline-level="1" text:is-list-header="true"><text:bookmark-start text:name="__RefHeading___Toc3480_1782208018"/><text:span text:style-name="T72">7.</text:span>术语表<text:bookmark-end text:name="__RefHeading___Toc3480_1782208018"/></text:h>
        </text:list-header>
      </text:list>
      <table:table table:name="表格2" table:style-name="表格2">
        <table:table-column table:style-name="表格2.A"/>
        <table:table-column table:style-name="表格2.B"/>
        <table:table-row>
          <table:table-cell table:style-name="表格2.A1" office:value-type="string">
            <text:p text:style-name="P41">名称</text:p>
          </table:table-cell>
          <table:table-cell table:style-name="表格2.B1" office:value-type="string">
            <text:p text:style-name="P41">定义</text:p>
          </table:table-cell>
        </table:table-row>
        <table:table-row>
          <table:table-cell table:style-name="表格2.A2" office:value-type="string">
            <text:p text:style-name="P40">正式用户</text:p>
          </table:table-cell>
          <table:table-cell table:style-name="表格2.B2" office:value-type="string">
            <text:p text:style-name="P41">正式注册的用户</text:p>
          </table:table-cell>
        </table:table-row>
        <table:table-row>
          <table:table-cell table:style-name="表格2.A2" office:value-type="string">
            <text:p text:style-name="P41">回复者</text:p>
          </table:table-cell>
          <table:table-cell table:style-name="表格2.B2" office:value-type="string">
            <text:p text:style-name="P41">回复评论动态的人</text:p>
          </table:table-cell>
        </table:table-row>
        <table:table-row>
          <table:table-cell table:style-name="表格2.A2" office:value-type="string">
            <text:p text:style-name="P41">客户端</text:p>
          </table:table-cell>
          <table:table-cell table:style-name="表格2.B2" office:value-type="string">
            <text:p text:style-name="P41">一个移动应用程序<text:span text:style-name="T62">，主要部署在移动平台上（平板电脑，手机），用户必须使用该客户</text:span><text:soft-page-break/><text:span text:style-name="T62">端才可以浏览，上传，下载视频。</text:span></text:p>
          </table:table-cell>
        </table:table-row>
        <table:table-row>
          <table:table-cell table:style-name="表格2.A2" office:value-type="string">
            <text:p text:style-name="P42">服务器</text:p>
          </table:table-cell>
          <table:table-cell table:style-name="表格2.B2" office:value-type="string">
            <text:p text:style-name="P41">用<text:span text:style-name="T63">于开发者部署服务器，在服务器上保存用户信息</text:span></text:p>
          </table:table-cell>
        </table:table-row>
        <table:table-row>
          <table:table-cell table:style-name="表格2.A2" office:value-type="string">
            <text:p text:style-name="P41">登录信息</text:p>
          </table:table-cell>
          <table:table-cell table:style-name="表格2.B2" office:value-type="string">
            <text:p text:style-name="P41"><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41">聊天记录</text:p>
          </table:table-cell>
          <table:table-cell table:style-name="表格2.B2" office:value-type="string">
            <text:p text:style-name="P41">包括<text:span text:style-name="T64">该用户所有</text:span>历史聊天信息<text:span text:style-name="T65">，包括图片，表情，文字等</text:span></text:p>
          </table:table-cell>
        </table:table-row>
      </table:table>
      <text:p text:style-name="P9"/>
      <text:list xml:id="list122654576704636" text:continue-numbering="true" text:style-name="Outline">
        <text:list-header>
          <text:h text:style-name="P77" text:outline-level="1" text:is-list-header="true"><text:bookmark-start text:name="__RefHeading__3696_145136877"/>参考文献<text:bookmark-end text:name="__RefHeading__3696_145136877"/></text:h>
        </text:list-header>
      </text:list>
      <text:list xml:id="list1512433458" text:style-name="List_20_1">
        <text:list-item>
          <text:p text:style-name="P68">《软件需求管理用例方法第二版》 Dean Leffingwell，Don Widrig著</text:p>
          <text:p text:style-name="P9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12-21T12:26:54.110897928</dc:date>
    <meta:editing-duration>P1DT16H5M6S</meta:editing-duration>
    <meta:editing-cycles>221</meta:editing-cycles>
    <meta:generator>LibreOffice/6.1.0.3$Linux_X86_64 LibreOffice_project/10$Build-3</meta:generator>
    <meta:document-statistic meta:table-count="8" meta:image-count="0" meta:object-count="0" meta:page-count="9" meta:paragraph-count="333" meta:word-count="3000" meta:character-count="3603" meta:non-whitespace-character-count="3380"/>
  </office:meta>
</office:document-meta>
</file>